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2.258cm"/>
    </style:style>
    <style:style style:name="co18" style:family="table-column">
      <style:table-column-properties fo:break-before="auto" style:column-width="5.038cm"/>
    </style:style>
    <style:style style:name="co19" style:family="table-column">
      <style:table-column-properties fo:break-before="auto" style:column-width="16.293cm"/>
    </style:style>
    <style:style style:name="co20" style:family="table-column">
      <style:table-column-properties fo:break-before="auto" style:column-width="2.759cm"/>
    </style:style>
    <style:style style:name="co21" style:family="table-column">
      <style:table-column-properties fo:break-before="auto" style:column-width="2.649cm"/>
    </style:style>
    <style:style style:name="co22" style:family="table-column">
      <style:table-column-properties fo:break-before="auto" style:column-width="2.676cm"/>
    </style:style>
    <style:style style:name="co23" style:family="table-column">
      <style:table-column-properties fo:break-before="auto" style:column-width="3.221cm"/>
    </style:style>
    <style:style style:name="co24" style:family="table-column">
      <style:table-column-properties fo:break-before="auto" style:column-width="4.42cm"/>
    </style:style>
    <style:style style:name="co25" style:family="table-column">
      <style:table-column-properties fo:break-before="auto" style:column-width="7.701cm"/>
    </style:style>
    <style:style style:name="co26" style:family="table-column">
      <style:table-column-properties fo:break-before="auto" style:column-width="1.118cm"/>
    </style:style>
    <style:style style:name="co27" style:family="table-column">
      <style:table-column-properties fo:break-before="auto" style:column-width="6.018cm"/>
    </style:style>
    <style:style style:name="co28" style:family="table-column">
      <style:table-column-properties fo:break-before="auto" style:column-width="1.512cm"/>
    </style:style>
    <style:style style:name="co29" style:family="table-column">
      <style:table-column-properties fo:break-before="auto" style:column-width="5.907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6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6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7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1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18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0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1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5"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1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37" style:family="table-cell" style:parent-style-name="Default">
      <style:map style:condition="cell-content()&gt;1" style:apply-style-name="ConditionalStyle_5f_1" style:base-cell-address="Q131438_2.R1"/>
    </style:style>
    <style:style style:name="ce2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4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4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style style:name="ce2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64" style:family="table-cell" style:parent-style-name="Default">
      <style:map style:condition="cell-content()&gt;1" style:apply-style-name="ConditionalStyle_5f_1" style:base-cell-address="Q131438_3.R1"/>
    </style:style>
    <style:style style:name="ce2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6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7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7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4"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7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style style:name="ce2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90" style:family="table-cell" style:parent-style-name="Default">
      <style:map style:condition="cell-content()&gt;1" style:apply-style-name="ConditionalStyle_5f_1" style:base-cell-address="Q93195.R1"/>
    </style:style>
    <style:style style:name="ce2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GeoExport.E1"/>
    </style:style>
    <style:style style:name="ce2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GeoExport.G1"/>
    </style:style>
    <style:style style:name="ce2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style style:name="ce3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GeoExport.R1"/>
    </style:style>
    <style:style style:name="ce3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GeoExport.R1"/>
    </style:style>
    <style:style style:name="ce307" style:family="table-cell" style:parent-style-name="Default">
      <style:map style:condition="cell-content()&gt;1" style:apply-style-name="ConditionalStyle_5f_1" style:base-cell-address="GeoExport.R1"/>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2">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2">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2">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2">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2">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2">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2">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2">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2">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2">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46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2">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2">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2">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2">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2">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3">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808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808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2">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2">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2">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2">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2">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2">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2">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2">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2">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2">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2">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2">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2">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2">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2">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2">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2">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2">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2">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2">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17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421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text:span><text:span text:style-name="T1">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2">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2">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431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35cm" draw:caption-point-x="-0.407cm" draw:caption-point-y="-0.811cm">
              <dc:date>2020-02-16T00:00:00</dc:date>
              <text:p text:style-name="P1"><text:span text:style-name="T1">Killaloe ist eine Stadt. Stein in der Kathedrale verbaut gefunden. Kathedrale liegt im Tonwland </text:span><text:span text:style-name="T1">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445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46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974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7.021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547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3.049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4.055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574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8.0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78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596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4.109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612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114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617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6.12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62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126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7.059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8.13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634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639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1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5.165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7.17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8.182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683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689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732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7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748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754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782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85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2.365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872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375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878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5.38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8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89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8.397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9.401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6"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5" table:number-rows-repeated="1047574">
          <table:table-cell table:number-columns-repeated="1024"/>
        </table:table-row>
        <table:table-row table:style-name="ro5">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WikidataExisting" table:style-name="ta2">
        <office:forms form:automatic-focus="false" form:apply-design-mode="false"/>
        <table:table-column table:style-name="co17" table:number-columns-repeated="2" table:default-cell-style-name="ce2"/>
        <table:table-column table:style-name="co18" table:default-cell-style-name="ce85"/>
        <table:table-column table:style-name="co17" table:default-cell-style-name="ce85"/>
        <table:table-column table:style-name="co17" table:default-cell-style-name="ce150"/>
        <table:table-column table:style-name="co17" table:default-cell-style-name="ce19"/>
        <table:table-column table:style-name="co17" table:default-cell-style-name="ce154"/>
        <table:table-column table:style-name="co17" table:number-columns-repeated="5" table:default-cell-style-name="ce2"/>
        <table:table-column table:style-name="co17" table:default-cell-style-name="ce156"/>
        <table:table-column table:style-name="co17" table:default-cell-style-name="ce43"/>
        <table:table-column table:style-name="co17" table:default-cell-style-name="ce157"/>
        <table:table-column table:style-name="co17" table:number-columns-repeated="2" table:default-cell-style-name="ce159"/>
        <table:table-column table:style-name="co17" table:default-cell-style-name="ce162"/>
        <table:table-column table:style-name="co19" table:default-cell-style-name="ce65"/>
        <table:table-column table:style-name="co17"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61"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2">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2">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2">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60"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2">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2">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58"/>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2">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60"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2">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60"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WikidataExisting.O1:WikidataExisting.Q8">
            <calcext:condition calcext:apply-style-name="ConditionalStyle_1" calcext:value="contains-text(&quot;,&quot;)" calcext:base-cell-address="Q164421.O1"/>
          </calcext:conditional-format>
          <calcext:conditional-format calcext:target-range-address="WikidataExisting.O1:WikidataExisting.O8">
            <calcext:condition calcext:apply-style-name="ConditionalStyle_2" calcext:value="contains-text(&quot;n/a&quot;)" calcext:base-cell-address="Q164421.O1"/>
          </calcext:conditional-format>
          <calcext:conditional-format calcext:target-range-address="WikidataExisting.G1:WikidataExisting.G8">
            <calcext:condition calcext:apply-style-name="ConditionalStyle_3" calcext:value="=&quot;Q26&quot;" calcext:base-cell-address="Q164421.G1"/>
          </calcext:conditional-format>
          <calcext:conditional-format calcext:target-range-address="WikidataExisting.E1:WikidataExisting.E8">
            <calcext:condition calcext:apply-style-name="ConditionalStyle_4" calcext:value="formula-is(LEN(TRIM([.E1]))=0)" calcext:base-cell-address="Q164421.E1"/>
          </calcext:conditional-format>
          <calcext:conditional-format calcext:target-range-address="WikidataExisting.R1:WikidataExisting.R8">
            <calcext:condition calcext:apply-style-name="ConditionalStyle_1" calcext:value="&gt;1" calcext:base-cell-address="Q164421.R1"/>
          </calcext:conditional-format>
          <calcext:conditional-format calcext:target-range-address="WikidataExisting.M1:WikidataExisting.M8">
            <calcext:condition calcext:apply-style-name="ConditionalStyle_4" calcext:value="contains-text(&quot;0;0&quot;)" calcext:base-cell-address="Q164421.M1"/>
          </calcext:conditional-format>
        </calcext:conditional-formats>
      </table:table>
      <table:table table:name="Q164421" table:style-name="ta2">
        <office:forms form:automatic-focus="false" form:apply-design-mode="false"/>
        <table:table-column table:style-name="co17" table:number-columns-repeated="4" table:default-cell-style-name="ce2"/>
        <table:table-column table:style-name="co17" table:default-cell-style-name="ce167"/>
        <table:table-column table:style-name="co17" table:default-cell-style-name="ce19"/>
        <table:table-column table:style-name="co17" table:default-cell-style-name="ce169"/>
        <table:table-column table:style-name="co17" table:number-columns-repeated="5" table:default-cell-style-name="ce2"/>
        <table:table-column table:style-name="co17" table:default-cell-style-name="ce171"/>
        <table:table-column table:style-name="co17" table:default-cell-style-name="ce2"/>
        <table:table-column table:style-name="co17" table:default-cell-style-name="ce173"/>
        <table:table-column table:style-name="co17" table:number-columns-repeated="2" table:default-cell-style-name="ce177"/>
        <table:table-column table:style-name="co17" table:default-cell-style-name="ce179"/>
        <table:table-column table:style-name="co17" table:default-cell-style-name="ce65"/>
        <table:table-column table:style-name="co17"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64" office:value-type="string" calcext:value-type="string">
            <text:p>alias</text:p>
          </table:table-cell>
          <table:table-cell table:style-name="ce97" office:value-type="string" calcext:value-type="string">
            <text:p>P31_is_a</text:p>
          </table:table-cell>
          <table:table-cell table:style-name="ce16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70"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72" office:value-type="string" calcext:value-type="string">
            <text:p>P5097_logainm</text:p>
          </table:table-cell>
          <table:table-cell table:style-name="ce175" office:value-type="string" calcext:value-type="string">
            <text:p>P1545_geohive</text:p>
          </table:table-cell>
          <table:table-cell table:style-name="ce175" office:value-type="string" calcext:value-type="string">
            <text:p>ciic</text:p>
          </table:table-cell>
          <table:table-cell table:style-name="ce178"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65"/>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73"/>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2">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66"/>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76"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2">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74"/>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2">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2">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2">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2">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2">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2">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2">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2">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59736.O1"/>
          </calcext:conditional-format>
          <calcext:conditional-format calcext:target-range-address="Q164421.O1:Q164421.O12 Q164421.P2:Q164421.P2">
            <calcext:condition calcext:apply-style-name="ConditionalStyle_2" calcext:value="contains-text(&quot;n/a&quot;)" calcext:base-cell-address="Q159736.O1"/>
          </calcext:conditional-format>
          <calcext:conditional-format calcext:target-range-address="Q164421.G1:Q164421.G12">
            <calcext:condition calcext:apply-style-name="ConditionalStyle_3" calcext:value="=&quot;Q26&quot;" calcext:base-cell-address="Q159736.G1"/>
          </calcext:conditional-format>
          <calcext:conditional-format calcext:target-range-address="Q164421.E1:Q164421.E12">
            <calcext:condition calcext:apply-style-name="ConditionalStyle_4" calcext:value="formula-is(LEN(TRIM([.E1]))=0)" calcext:base-cell-address="Q159736.E1"/>
          </calcext:conditional-format>
          <calcext:conditional-format calcext:target-range-address="Q164421.R1:Q164421.R12">
            <calcext:condition calcext:apply-style-name="ConditionalStyle_1" calcext:value="&gt;1" calcext:base-cell-address="Q159736.R1"/>
          </calcext:conditional-format>
          <calcext:conditional-format calcext:target-range-address="Q164421.M1:Q164421.M12">
            <calcext:condition calcext:apply-style-name="ConditionalStyle_4" calcext:value="contains-text(&quot;0;0&quot;)" calcext:base-cell-address="Q159736.M1"/>
          </calcext:conditional-format>
        </calcext:conditional-formats>
      </table:table>
      <table:table table:name="Q159736" table:style-name="ta2">
        <office:forms form:automatic-focus="false" form:apply-design-mode="false"/>
        <table:table-column table:style-name="co17" table:number-columns-repeated="4" table:default-cell-style-name="ce2"/>
        <table:table-column table:style-name="co17" table:default-cell-style-name="ce181"/>
        <table:table-column table:style-name="co17" table:default-cell-style-name="ce19"/>
        <table:table-column table:style-name="co17" table:default-cell-style-name="ce184"/>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7" table:default-cell-style-name="ce188"/>
        <table:table-column table:style-name="co17" table:default-cell-style-name="ce2"/>
        <table:table-column table:style-name="co17" table:default-cell-style-name="ce193"/>
        <table:table-column table:style-name="co17" table:number-columns-repeated="2" table:default-cell-style-name="ce197"/>
        <table:table-column table:style-name="co17" table:default-cell-style-name="ce202"/>
        <table:table-column table:style-name="co17" table:default-cell-style-name="ce65"/>
        <table:table-column table:style-name="co17"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80" office:value-type="string" calcext:value-type="string">
            <text:p>alias</text:p>
          </table:table-cell>
          <table:table-cell table:style-name="ce97" office:value-type="string" calcext:value-type="string">
            <text:p>P31_is_a</text:p>
          </table:table-cell>
          <table:table-cell table:style-name="ce1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7"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92" office:value-type="string" calcext:value-type="string">
            <text:p>P5097_logainm</text:p>
          </table:table-cell>
          <table:table-cell table:style-name="ce196" office:value-type="string" calcext:value-type="string">
            <text:p>P1545_geohive</text:p>
          </table:table-cell>
          <table:table-cell table:style-name="ce196" office:value-type="string" calcext:value-type="string">
            <text:p>ciic</text:p>
          </table:table-cell>
          <table:table-cell table:style-name="ce201"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2">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2">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2">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2">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2">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3">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2">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00"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2">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2">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2">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189"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2">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00"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2">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2">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2">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2">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85"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190" office:value-type="string" calcext:value-type="string">
            <text:p>52.5775,-7.121388888888888</text:p>
          </table:table-cell>
          <table:table-cell table:style-name="ce3" office:value-type="float" office:value="5371753" calcext:value-type="float">
            <text:p>5371753</text:p>
          </table:table-cell>
          <table:table-cell table:style-name="ce194"/>
          <table:table-cell table:style-name="ce198"/>
          <table:table-cell table:style-name="ce198"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2">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00"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2">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2">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2">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2">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2">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2">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2">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2">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2">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2">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82"/>
          <table:table-cell table:style-name="ce20" office:value-type="string" calcext:value-type="string">
            <text:p>Q2221906</text:p>
          </table:table-cell>
          <table:table-cell table:style-name="ce186"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191" office:value-type="string" calcext:value-type="string">
            <text:p>52.9663889,-6.624444444444445</text:p>
          </table:table-cell>
          <table:table-cell table:style-name="ce4"/>
          <table:table-cell table:style-name="ce195"/>
          <table:table-cell table:style-name="ce199"/>
          <table:table-cell table:style-name="ce199" office:value-type="float" office:value="49" calcext:value-type="float">
            <text:p>49</text:p>
          </table:table-cell>
          <table:table-cell table:style-name="ce203"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2">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2">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31438_1.O1"/>
          </calcext:conditional-format>
          <calcext:conditional-format calcext:target-range-address="Q159736.O1:Q159736.O31">
            <calcext:condition calcext:apply-style-name="ConditionalStyle_2" calcext:value="contains-text(&quot;n/a&quot;)" calcext:base-cell-address="Q131438_1.O1"/>
          </calcext:conditional-format>
          <calcext:conditional-format calcext:target-range-address="Q159736.G1:Q159736.G31">
            <calcext:condition calcext:apply-style-name="ConditionalStyle_3" calcext:value="=&quot;Q26&quot;" calcext:base-cell-address="Q131438_1.G1"/>
          </calcext:conditional-format>
          <calcext:conditional-format calcext:target-range-address="Q159736.E1:Q159736.E31">
            <calcext:condition calcext:apply-style-name="ConditionalStyle_4" calcext:value="formula-is(LEN(TRIM([.E1]))=0)" calcext:base-cell-address="Q131438_1.E1"/>
          </calcext:conditional-format>
          <calcext:conditional-format calcext:target-range-address="Q159736.R1:Q159736.R31">
            <calcext:condition calcext:apply-style-name="ConditionalStyle_1" calcext:value="&gt;1" calcext:base-cell-address="Q131438_1.R1"/>
          </calcext:conditional-format>
          <calcext:conditional-format calcext:target-range-address="Q159736.M1:Q159736.M31">
            <calcext:condition calcext:apply-style-name="ConditionalStyle_4" calcext:value="contains-text(&quot;0;0&quot;)" calcext:base-cell-address="Q131438_1.M1"/>
          </calcext:conditional-format>
        </calcext:conditional-formats>
      </table:table>
      <table:table table:name="Q131438_1"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04" office:value-type="string" calcext:value-type="string">
            <text:p>alias</text:p>
          </table:table-cell>
          <table:table-cell table:style-name="ce97" office:value-type="string" calcext:value-type="string">
            <text:p>P31_is_a</text:p>
          </table:table-cell>
          <table:table-cell table:style-name="ce21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16"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22" office:value-type="string" calcext:value-type="string">
            <text:p>P5097_logainm</text:p>
          </table:table-cell>
          <table:table-cell table:style-name="ce227" office:value-type="string" calcext:value-type="string">
            <text:p>P1545_geohive</text:p>
          </table:table-cell>
          <table:table-cell table:style-name="ce227" office:value-type="string" calcext:value-type="string">
            <text:p>ciic</text:p>
          </table:table-cell>
          <table:table-cell table:style-name="ce23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17" office:value-type="string" calcext:value-type="string">
            <text:p>53.0222222,-9.063611111111111</text:p>
          </table:table-cell>
          <table:table-cell table:style-name="ce2" office:value-type="float" office:value="4670081" calcext:value-type="float">
            <text:p>4670081</text:p>
          </table:table-cell>
          <table:table-cell table:style-name="ce223"/>
          <table:table-cell table:style-name="ce228"/>
          <table:table-cell table:style-name="ce228" office:value-type="float" office:value="52" calcext:value-type="float">
            <text:p>52</text:p>
          </table:table-cell>
          <table:table-cell table:style-name="ce234"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06"/>
          <table:table-cell table:style-name="ce5" office:value-type="string" calcext:value-type="string">
            <text:p>Q1357964</text:p>
          </table:table-cell>
          <table:table-cell table:style-name="ce213"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18" office:value-type="string" calcext:value-type="string">
            <text:p>52.8463,-8.9807</text:p>
          </table:table-cell>
          <table:table-cell table:style-name="ce5"/>
          <table:table-cell table:style-name="ce224"/>
          <table:table-cell table:style-name="ce229"/>
          <table:table-cell table:style-name="ce229" office:value-type="float" office:value="53" calcext:value-type="float">
            <text:p>53</text:p>
          </table:table-cell>
          <table:table-cell table:style-name="ce235"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05" office:value-type="string" calcext:value-type="string">
            <text:p>An tSeantsráid</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17" office:value-type="string" calcext:value-type="string">
            <text:p>52.8033333,-8.447777777777778</text:p>
          </table:table-cell>
          <table:table-cell table:style-name="ce2" office:value-type="float" office:value="5616517" calcext:value-type="float">
            <text:p>5616517</text:p>
          </table:table-cell>
          <table:table-cell table:style-name="ce223"/>
          <table:table-cell table:style-name="ce228"/>
          <table:table-cell table:style-name="ce228" office:value-type="float" office:value="54" calcext:value-type="float">
            <text:p>54</text:p>
          </table:table-cell>
          <table:table-cell table:style-name="ce234"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05" office:value-type="string" calcext:value-type="string">
            <text:p>An Com Liath Tho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17" office:value-type="string" calcext:value-type="string">
            <text:p>51.7330556,-9.28361111111111</text:p>
          </table:table-cell>
          <table:table-cell table:style-name="ce2" office:value-type="float" office:value="5990863" calcext:value-type="float">
            <text:p>5990863</text:p>
          </table:table-cell>
          <table:table-cell table:style-name="ce223"/>
          <table:table-cell table:style-name="ce228"/>
          <table:table-cell table:style-name="ce228" office:value-type="float" office:value="55" calcext:value-type="float">
            <text:p>55</text:p>
          </table:table-cell>
          <table:table-cell table:style-name="ce234"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17" office:value-type="string" calcext:value-type="string">
            <text:p>52.0680556,-8.599444444444446</text:p>
          </table:table-cell>
          <table:table-cell table:style-name="ce2" office:value-type="float" office:value="5860030" calcext:value-type="float">
            <text:p>5860030</text:p>
          </table:table-cell>
          <table:table-cell table:style-name="ce223"/>
          <table:table-cell table:style-name="ce228"/>
          <table:table-cell table:style-name="ce228" office:value-type="float" office:value="56" calcext:value-type="float">
            <text:p>56</text:p>
          </table:table-cell>
          <table:table-cell table:style-name="ce234"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05" office:value-type="string" calcext:value-type="string">
            <text:p>Baile na bPórta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7" office:value-type="string" calcext:value-type="string">
            <text:p>52.0102778,-8.453333333333333</text:p>
          </table:table-cell>
          <table:table-cell table:style-name="ce2" office:value-type="float" office:value="6384608" calcext:value-type="float">
            <text:p>6384608</text:p>
          </table:table-cell>
          <table:table-cell table:style-name="ce223"/>
          <table:table-cell table:style-name="ce228"/>
          <table:table-cell table:style-name="ce231" office:value-type="string" calcext:value-type="string">
            <text:p>59,60</text:p>
          </table:table-cell>
          <table:table-cell table:style-name="ce234"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17" office:value-type="string" calcext:value-type="string">
            <text:p>52.0086111,-8.360555555555555</text:p>
          </table:table-cell>
          <table:table-cell table:style-name="ce2" office:value-type="float" office:value="6368014" calcext:value-type="float">
            <text:p>6368014</text:p>
          </table:table-cell>
          <table:table-cell table:style-name="ce223"/>
          <table:table-cell table:style-name="ce228"/>
          <table:table-cell table:style-name="ce228" office:value-type="float" office:value="61" calcext:value-type="float">
            <text:p>61</text:p>
          </table:table-cell>
          <table:table-cell table:style-name="ce234"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05" office:value-type="string" calcext:value-type="string">
            <text:p>Dún Bolg</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7" office:value-type="string" calcext:value-type="string">
            <text:p>51.9808333,-8.452777777777778</text:p>
          </table:table-cell>
          <table:table-cell table:style-name="ce2" office:value-type="float" office:value="6385377" calcext:value-type="float">
            <text:p>6385377</text:p>
          </table:table-cell>
          <table:table-cell table:style-name="ce223"/>
          <table:table-cell table:style-name="ce228"/>
          <table:table-cell table:style-name="ce228" office:value-type="float" office:value="62" calcext:value-type="float">
            <text:p>62</text:p>
          </table:table-cell>
          <table:table-cell table:style-name="ce234"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05" office:value-type="string" calcext:value-type="string">
            <text:p>Gleann an Mhuilinn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17" office:value-type="string" calcext:value-type="string">
            <text:p>51.9694444,-8.175555555555555</text:p>
          </table:table-cell>
          <table:table-cell table:style-name="ce2" office:value-type="float" office:value="6384971" calcext:value-type="float">
            <text:p>6384971</text:p>
          </table:table-cell>
          <table:table-cell table:style-name="ce223"/>
          <table:table-cell table:style-name="ce228"/>
          <table:table-cell table:style-name="ce231" office:value-type="float" office:value="63.64" calcext:value-type="float">
            <text:p>63,64</text:p>
          </table:table-cell>
          <table:table-cell table:style-name="ce234"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05" office:value-type="string" calcext:value-type="string">
            <text:p>Ráth Ghobái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17" office:value-type="string" calcext:value-type="string">
            <text:p>52.0052778,-8.24611111111111</text:p>
          </table:table-cell>
          <table:table-cell table:style-name="ce2" office:value-type="float" office:value="6388535" calcext:value-type="float">
            <text:p>6388535</text:p>
          </table:table-cell>
          <table:table-cell table:style-name="ce223"/>
          <table:table-cell table:style-name="ce228"/>
          <table:table-cell table:style-name="ce228" office:value-type="float" office:value="65" calcext:value-type="float">
            <text:p>65</text:p>
          </table:table-cell>
          <table:table-cell table:style-name="ce234"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05" office:value-type="string" calcext:value-type="string">
            <text:p>Fánchoill agus Na Coillte</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17" office:value-type="string" calcext:value-type="string">
            <text:p>51.7122222,-9.935277777777777</text:p>
          </table:table-cell>
          <table:table-cell table:style-name="ce2" office:value-type="float" office:value="4793209" calcext:value-type="float">
            <text:p>4793209</text:p>
          </table:table-cell>
          <table:table-cell table:style-name="ce223" office:value-type="float" office:value="8780" calcext:value-type="float">
            <text:p>8780</text:p>
          </table:table-cell>
          <table:table-cell table:style-name="ce228"/>
          <table:table-cell table:style-name="ce228" office:value-type="float" office:value="66" calcext:value-type="float">
            <text:p>66</text:p>
          </table:table-cell>
          <table:table-cell table:style-name="ce234"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05" office:value-type="string" calcext:value-type="string">
            <text:p>Gamhair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17" office:value-type="string" calcext:value-type="string">
            <text:p>51.6288889,-9.981666666666667</text:p>
          </table:table-cell>
          <table:table-cell table:style-name="ce2" office:value-type="float" office:value="5812537" calcext:value-type="float">
            <text:p>5812537</text:p>
          </table:table-cell>
          <table:table-cell table:style-name="ce223" office:value-type="float" office:value="8815" calcext:value-type="float">
            <text:p>8815</text:p>
          </table:table-cell>
          <table:table-cell table:style-name="ce228"/>
          <table:table-cell table:style-name="ce228" office:value-type="float" office:value="67" calcext:value-type="float">
            <text:p>67</text:p>
          </table:table-cell>
          <table:table-cell table:style-name="ce234"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17" office:value-type="string" calcext:value-type="string">
            <text:p>51.7275,-9.711944444444443</text:p>
          </table:table-cell>
          <table:table-cell table:style-name="ce2" office:value-type="float" office:value="5979103" calcext:value-type="float">
            <text:p>5979103</text:p>
          </table:table-cell>
          <table:table-cell table:style-name="ce225"/>
          <table:table-cell table:style-name="ce228"/>
          <table:table-cell table:style-name="ce228" office:value-type="float" office:value="68" calcext:value-type="float">
            <text:p>68</text:p>
          </table:table-cell>
          <table:table-cell table:style-name="ce234"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05" office:value-type="string" calcext:value-type="string">
            <text:p>Achadh Loiscthe</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17" office:value-type="string" calcext:value-type="string">
            <text:p>51.6788889,-8.846944444444444</text:p>
          </table:table-cell>
          <table:table-cell table:style-name="ce2" office:value-type="float" office:value="5994609" calcext:value-type="float">
            <text:p>5994609</text:p>
          </table:table-cell>
          <table:table-cell table:style-name="ce223" office:value-type="float" office:value="9071" calcext:value-type="float">
            <text:p>9071</text:p>
          </table:table-cell>
          <table:table-cell table:style-name="ce228"/>
          <table:table-cell table:style-name="ce231" office:value-type="string" calcext:value-type="string">
            <text:p>69,70,71</text:p>
          </table:table-cell>
          <table:table-cell table:style-name="ce234"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17" office:value-type="string" calcext:value-type="string">
            <text:p>51.7708333,-9.088055555555556</text:p>
          </table:table-cell>
          <table:table-cell table:style-name="ce2" office:value-type="float" office:value="6156514" calcext:value-type="float">
            <text:p>6156514</text:p>
          </table:table-cell>
          <table:table-cell table:style-name="ce225"/>
          <table:table-cell table:style-name="ce228"/>
          <table:table-cell table:style-name="ce228" office:value-type="float" office:value="72" calcext:value-type="float">
            <text:p>72</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05" office:value-type="string" calcext:value-type="string">
            <text:p>Ceathrú Bhalda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17" office:value-type="string" calcext:value-type="string">
            <text:p>51.6883333,-8.95611111111111</text:p>
          </table:table-cell>
          <table:table-cell table:style-name="ce2" office:value-type="float" office:value="5995001" calcext:value-type="float">
            <text:p>5995001</text:p>
          </table:table-cell>
          <table:table-cell table:style-name="ce225"/>
          <table:table-cell table:style-name="ce228"/>
          <table:table-cell table:style-name="ce231" office:value-type="float" office:value="73.74" calcext:value-type="float">
            <text:p>73,74</text:p>
          </table:table-cell>
          <table:table-cell table:style-name="ce234"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05" office:value-type="string" calcext:value-type="string">
            <text:p>Caoinrát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17" office:value-type="string" calcext:value-type="string">
            <text:p>51.7594444,-9.185833333333333</text:p>
          </table:table-cell>
          <table:table-cell table:style-name="ce2" office:value-type="float" office:value="5990901" calcext:value-type="float">
            <text:p>5990901</text:p>
          </table:table-cell>
          <table:table-cell table:style-name="ce223" office:value-type="float" office:value="9881" calcext:value-type="float">
            <text:p>9881</text:p>
          </table:table-cell>
          <table:table-cell table:style-name="ce228"/>
          <table:table-cell table:style-name="ce228" office:value-type="float" office:value="75" calcext:value-type="float">
            <text:p>75</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17" office:value-type="string" calcext:value-type="string">
            <text:p>51.645,-8.893055555555556</text:p>
          </table:table-cell>
          <table:table-cell table:style-name="ce2" office:value-type="float" office:value="5998059" calcext:value-type="float">
            <text:p>5998059</text:p>
          </table:table-cell>
          <table:table-cell table:style-name="ce225"/>
          <table:table-cell table:style-name="ce228"/>
          <table:table-cell table:style-name="ce228" office:value-type="float" office:value="76" calcext:value-type="float">
            <text:p>76</text:p>
          </table:table-cell>
          <table:table-cell table:style-name="ce234"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05" office:value-type="string" calcext:value-type="string">
            <text:p>An Bhuirgéisea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17" office:value-type="string" calcext:value-type="string">
            <text:p>51.5777778,-9.0125</text:p>
          </table:table-cell>
          <table:table-cell table:style-name="ce2" office:value-type="float" office:value="5908298" calcext:value-type="float">
            <text:p>5908298</text:p>
          </table:table-cell>
          <table:table-cell table:style-name="ce223" office:value-type="float" office:value="9138" calcext:value-type="float">
            <text:p>9138</text:p>
          </table:table-cell>
          <table:table-cell table:style-name="ce228"/>
          <table:table-cell table:style-name="ce228" office:value-type="float" office:value="77" calcext:value-type="float">
            <text:p>77</text:p>
          </table:table-cell>
          <table:table-cell table:style-name="ce234"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17" office:value-type="string" calcext:value-type="string">
            <text:p>51.9577778,-8.539722222222222</text:p>
          </table:table-cell>
          <table:table-cell table:style-name="ce2" office:value-type="float" office:value="5688488" calcext:value-type="float">
            <text:p>5688488</text:p>
          </table:table-cell>
          <table:table-cell table:style-name="ce225"/>
          <table:table-cell table:style-name="ce228"/>
          <table:table-cell table:style-name="ce228" office:value-type="float" office:value="78" calcext:value-type="float">
            <text:p>78</text:p>
          </table:table-cell>
          <table:table-cell table:style-name="ce234"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05" office:value-type="string" calcext:value-type="string">
            <text:p>Ráth an Cheanain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17" office:value-type="string" calcext:value-type="string">
            <text:p>51.9772222,-8.075555555555555</text:p>
          </table:table-cell>
          <table:table-cell table:style-name="ce2" office:value-type="float" office:value="6364485" calcext:value-type="float">
            <text:p>6364485</text:p>
          </table:table-cell>
          <table:table-cell table:style-name="ce225"/>
          <table:table-cell table:style-name="ce228"/>
          <table:table-cell table:style-name="ce231" office:value-type="string" calcext:value-type="string">
            <text:p>79,80</text:p>
          </table:table-cell>
          <table:table-cell table:style-name="ce234"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07"/>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17" office:value-type="string" calcext:value-type="string">
            <text:p>52.0269444,-8.071111111111112</text:p>
          </table:table-cell>
          <table:table-cell table:style-name="ce43" office:value-type="float" office:value="6356326" calcext:value-type="float">
            <text:p>6356326</text:p>
          </table:table-cell>
          <table:table-cell table:style-name="ce223" office:value-type="float" office:value="9970" calcext:value-type="float">
            <text:p>9970</text:p>
          </table:table-cell>
          <table:table-cell table:style-name="ce228"/>
          <table:table-cell table:style-name="ce231" office:value-type="string" calcext:value-type="string">
            <text:p>82,83,84,85,86,87,88,89,90,91,92,93,94,95,96</text:p>
          </table:table-cell>
          <table:table-cell table:style-name="ce234"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17" office:value-type="string" calcext:value-type="string">
            <text:p>51.8386111,-8.608333333333333</text:p>
          </table:table-cell>
          <table:table-cell table:style-name="ce2" office:value-type="float" office:value="6169174" calcext:value-type="float">
            <text:p>6169174</text:p>
          </table:table-cell>
          <table:table-cell table:style-name="ce225"/>
          <table:table-cell table:style-name="ce228"/>
          <table:table-cell table:style-name="ce231" office:value-type="string" calcext:value-type="string">
            <text:p>97,98,99,100,101,102</text:p>
          </table:table-cell>
          <table:table-cell table:style-name="ce234"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05" office:value-type="string" calcext:value-type="string">
            <text:p>Cúil an Fhéic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17" office:value-type="string" calcext:value-type="string">
            <text:p>51.9558333,-8.823888888888888</text:p>
          </table:table-cell>
          <table:table-cell table:style-name="ce2" office:value-type="float" office:value="6173583" calcext:value-type="float">
            <text:p>6173583</text:p>
          </table:table-cell>
          <table:table-cell table:style-name="ce223" office:value-type="float" office:value="11342" calcext:value-type="float">
            <text:p>11342</text:p>
          </table:table-cell>
          <table:table-cell table:style-name="ce228"/>
          <table:table-cell table:style-name="ce231" office:value-type="float" office:value="104.105" calcext:value-type="float">
            <text:p>104,105</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05" office:value-type="string" calcext:value-type="string">
            <text:p>Duílis</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17" office:value-type="string" calcext:value-type="string">
            <text:p>51.9408333,-8.887777777777778</text:p>
          </table:table-cell>
          <table:table-cell table:style-name="ce2" office:value-type="float" office:value="6175602" calcext:value-type="float">
            <text:p>6175602</text:p>
          </table:table-cell>
          <table:table-cell table:style-name="ce223" office:value-type="float" office:value="11434" calcext:value-type="float">
            <text:p>11434</text:p>
          </table:table-cell>
          <table:table-cell table:style-name="ce228"/>
          <table:table-cell table:style-name="ce228" office:value-type="float" office:value="106" calcext:value-type="float">
            <text:p>106</text:p>
          </table:table-cell>
          <table:table-cell table:style-name="ce234"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05" office:value-type="string" calcext:value-type="string">
            <text:p>Gleann na gCloch Thuaid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911111,-8.866111111111111</text:p>
          </table:table-cell>
          <table:table-cell table:style-name="ce2" office:value-type="float" office:value="6173334" calcext:value-type="float">
            <text:p>6173334</text:p>
          </table:table-cell>
          <table:table-cell table:style-name="ce223" office:value-type="float" office:value="11549" calcext:value-type="float">
            <text:p>11549</text:p>
          </table:table-cell>
          <table:table-cell table:style-name="ce228"/>
          <table:table-cell table:style-name="ce228" office:value-type="float" office:value="107" calcext:value-type="float">
            <text:p>107</text:p>
          </table:table-cell>
          <table:table-cell table:style-name="ce234"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875,-8.81</text:p>
          </table:table-cell>
          <table:table-cell table:style-name="ce2" office:value-type="float" office:value="6173335" calcext:value-type="float">
            <text:p>6173335</text:p>
          </table:table-cell>
          <table:table-cell table:style-name="ce225"/>
          <table:table-cell table:style-name="ce228"/>
          <table:table-cell table:style-name="ce228" office:value-type="float" office:value="108" calcext:value-type="float">
            <text:p>108</text:p>
          </table:table-cell>
          <table:table-cell table:style-name="ce234"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855556,-8.789444444444444</text:p>
          </table:table-cell>
          <table:table-cell table:style-name="ce2" office:value-type="float" office:value="6163387" calcext:value-type="float">
            <text:p>6163387</text:p>
          </table:table-cell>
          <table:table-cell table:style-name="ce225"/>
          <table:table-cell table:style-name="ce228"/>
          <table:table-cell table:style-name="ce228" office:value-type="float" office:value="109" calcext:value-type="float">
            <text:p>109</text:p>
          </table:table-cell>
          <table:table-cell table:style-name="ce234"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05" office:value-type="string" calcext:value-type="string">
            <text:p>An Cnoc Ramha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575,-8.83888888888889</text:p>
          </table:table-cell>
          <table:table-cell table:style-name="ce2" office:value-type="float" office:value="6173253" calcext:value-type="float">
            <text:p>6173253</text:p>
          </table:table-cell>
          <table:table-cell table:style-name="ce223" office:value-type="float" office:value="11552" calcext:value-type="float">
            <text:p>11552</text:p>
          </table:table-cell>
          <table:table-cell table:style-name="ce228"/>
          <table:table-cell table:style-name="ce231" office:value-type="float" office:value="110.111" calcext:value-type="float">
            <text:p>110,111</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7" office:value-type="string" calcext:value-type="string">
            <text:p>51.9744444,-8.779444444444445</text:p>
          </table:table-cell>
          <table:table-cell table:style-name="ce2" office:value-type="float" office:value="6163395" calcext:value-type="float">
            <text:p>6163395</text:p>
          </table:table-cell>
          <table:table-cell table:style-name="ce225"/>
          <table:table-cell table:style-name="ce228"/>
          <table:table-cell table:style-name="ce231" office:value-type="string" calcext:value-type="string">
            <text:p>118,119,120,121</text:p>
          </table:table-cell>
          <table:table-cell table:style-name="ce234"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05" office:value-type="string" calcext:value-type="string">
            <text:p>Cnoc idir Dhá Abhainn </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7" office:value-type="string" calcext:value-type="string">
            <text:p>51.9708333,-8.829444444444444</text:p>
          </table:table-cell>
          <table:table-cell table:style-name="ce2" office:value-type="float" office:value="6173279" calcext:value-type="float">
            <text:p>6173279</text:p>
          </table:table-cell>
          <table:table-cell table:style-name="ce223" office:value-type="float" office:value="11553" calcext:value-type="float">
            <text:p>11553</text:p>
          </table:table-cell>
          <table:table-cell table:style-name="ce228"/>
          <table:table-cell table:style-name="ce231" office:value-type="float" office:value="122.123" calcext:value-type="float">
            <text:p>122,123</text:p>
          </table:table-cell>
          <table:table-cell table:style-name="ce234"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05" office:value-type="string" calcext:value-type="string">
            <text:p>An Rú Mó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17" office:value-type="string" calcext:value-type="string">
            <text:p>51.8866667,-8.784166666666666</text:p>
          </table:table-cell>
          <table:table-cell table:style-name="ce2" office:value-type="float" office:value="6171286" calcext:value-type="float">
            <text:p>6171286</text:p>
          </table:table-cell>
          <table:table-cell table:style-name="ce223" office:value-type="float" office:value="11243" calcext:value-type="float">
            <text:p>11243</text:p>
          </table:table-cell>
          <table:table-cell table:style-name="ce228"/>
          <table:table-cell table:style-name="ce231" office:value-type="string" calcext:value-type="string">
            <text:p>124,125,126</text:p>
          </table:table-cell>
          <table:table-cell table:style-name="ce234"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05" office:value-type="string" calcext:value-type="string">
            <text:p>An Tulaigh Mhó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17" office:value-type="string" calcext:value-type="string">
            <text:p>51.9463889,-8.757222222222222</text:p>
          </table:table-cell>
          <table:table-cell table:style-name="ce2" office:value-type="float" office:value="6167687" calcext:value-type="float">
            <text:p>6167687</text:p>
          </table:table-cell>
          <table:table-cell table:style-name="ce223" office:value-type="float" office:value="11538" calcext:value-type="float">
            <text:p>11538</text:p>
          </table:table-cell>
          <table:table-cell table:style-name="ce228"/>
          <table:table-cell table:style-name="ce228" office:value-type="float" office:value="127" calcext:value-type="float">
            <text:p>127</text:p>
          </table:table-cell>
          <table:table-cell table:style-name="ce234"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05" office:value-type="string" calcext:value-type="string">
            <text:p>Carraig an Ghiolla</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17" office:value-type="string" calcext:value-type="string">
            <text:p>52.0075,-8.909166666666668</text:p>
          </table:table-cell>
          <table:table-cell table:style-name="ce2" office:value-type="float" office:value="6133254" calcext:value-type="float">
            <text:p>6133254</text:p>
          </table:table-cell>
          <table:table-cell table:style-name="ce223" office:value-type="float" office:value="11451" calcext:value-type="float">
            <text:p>11451</text:p>
          </table:table-cell>
          <table:table-cell table:style-name="ce228"/>
          <table:table-cell table:style-name="ce228" office:value-type="float" office:value="128" calcext:value-type="float">
            <text:p>128</text:p>
          </table:table-cell>
          <table:table-cell table:style-name="ce234"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17" office:value-type="string" calcext:value-type="string">
            <text:p>51.5086111,-9.02638888888889</text:p>
          </table:table-cell>
          <table:table-cell table:style-name="ce2" office:value-type="float" office:value="6018126" calcext:value-type="float">
            <text:p>6018126</text:p>
          </table:table-cell>
          <table:table-cell table:style-name="ce225"/>
          <table:table-cell table:style-name="ce228"/>
          <table:table-cell table:style-name="ce228" office:value-type="float" office:value="129" calcext:value-type="float">
            <text:p>129</text:p>
          </table:table-cell>
          <table:table-cell table:style-name="ce234"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08"/>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17" office:value-type="string" calcext:value-type="string">
            <text:p>52.0666667,-8.928055555555554</text:p>
          </table:table-cell>
          <table:table-cell table:style-name="ce2" office:value-type="float" office:value="5887360" calcext:value-type="float">
            <text:p>5887360</text:p>
          </table:table-cell>
          <table:table-cell table:style-name="ce225"/>
          <table:table-cell table:style-name="ce228"/>
          <table:table-cell table:style-name="ce228" office:value-type="float" office:value="130" calcext:value-type="float">
            <text:p>130</text:p>
          </table:table-cell>
          <table:table-cell table:style-name="ce234"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05" office:value-type="string" calcext:value-type="string">
            <text:p>An Seantóir</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17" office:value-type="string" calcext:value-type="string">
            <text:p>51.8494444, -9.115</text:p>
          </table:table-cell>
          <table:table-cell table:style-name="ce2" office:value-type="float" office:value="6133274" calcext:value-type="float">
            <text:p>6133274</text:p>
          </table:table-cell>
          <table:table-cell table:style-name="ce223"/>
          <table:table-cell table:style-name="ce228"/>
          <table:table-cell table:style-name="ce232" office:value-type="string" calcext:value-type="string">
            <text:p>131,132,133</text:p>
          </table:table-cell>
          <table:table-cell table:style-name="ce234"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05"/>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17" office:value-type="string" calcext:value-type="string">
            <text:p>51.8283333,-9.228055555555555</text:p>
          </table:table-cell>
          <table:table-cell table:style-name="ce2" office:value-type="float" office:value="6155931" calcext:value-type="float">
            <text:p>6155931</text:p>
          </table:table-cell>
          <table:table-cell table:style-name="ce225"/>
          <table:table-cell table:style-name="ce228"/>
          <table:table-cell table:style-name="ce228" office:value-type="float" office:value="134" calcext:value-type="float">
            <text:p>134</text:p>
          </table:table-cell>
          <table:table-cell table:style-name="ce234"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09"/>
          <table:table-cell table:style-name="ce20" office:value-type="string" calcext:value-type="string">
            <text:p>Q2221906</text:p>
          </table:table-cell>
          <table:table-cell table:style-name="ce214"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19" office:value-type="string" calcext:value-type="string">
            <text:p>51.9261111,-9.08388888888889</text:p>
          </table:table-cell>
          <table:table-cell table:style-name="ce4"/>
          <table:table-cell table:style-name="ce226"/>
          <table:table-cell table:style-name="ce230"/>
          <table:table-cell table:style-name="ce230" office:value-type="float" office:value="135" calcext:value-type="float">
            <text:p>135</text:p>
          </table:table-cell>
          <table:table-cell table:style-name="ce236"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05" office:value-type="string" calcext:value-type="string">
            <text:p>Ard Fhearta</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20" office:value-type="string" calcext:value-type="string">
            <text:p>52.3288889,-9.772777777777778</text:p>
          </table:table-cell>
          <table:table-cell table:style-name="ce2" office:value-type="float" office:value="6297127" calcext:value-type="float">
            <text:p>6297127</text:p>
          </table:table-cell>
          <table:table-cell table:style-name="ce223" office:value-type="float" office:value="1411932" calcext:value-type="float">
            <text:p>1411932</text:p>
          </table:table-cell>
          <table:table-cell table:style-name="ce228"/>
          <table:table-cell table:style-name="ce228" office:value-type="float" office:value="136" calcext:value-type="float">
            <text:p>136</text:p>
          </table:table-cell>
          <table:table-cell table:style-name="ce234"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05"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17" office:value-type="string" calcext:value-type="string">
            <text:p>52.3627778,-9.724166666666667</text:p>
          </table:table-cell>
          <table:table-cell table:style-name="ce2" office:value-type="float" office:value="6297143" calcext:value-type="float">
            <text:p>6297143</text:p>
          </table:table-cell>
          <table:table-cell table:style-name="ce223" office:value-type="float" office:value="24261" calcext:value-type="float">
            <text:p>24261</text:p>
          </table:table-cell>
          <table:table-cell table:style-name="ce228"/>
          <table:table-cell table:style-name="ce228" office:value-type="float" office:value="137" calcext:value-type="float">
            <text:p>137</text:p>
          </table:table-cell>
          <table:table-cell table:style-name="ce234"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05" office:value-type="string" calcext:value-type="string">
            <text:p>Áth an Charbaill</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17" office:value-type="string" calcext:value-type="string">
            <text:p>52.1294444,-10.17611111111111</text:p>
          </table:table-cell>
          <table:table-cell table:style-name="ce2" office:value-type="float" office:value="6197494" calcext:value-type="float">
            <text:p>6197494</text:p>
          </table:table-cell>
          <table:table-cell table:style-name="ce223" office:value-type="float" office:value="22713" calcext:value-type="float">
            <text:p>22713</text:p>
          </table:table-cell>
          <table:table-cell table:style-name="ce228"/>
          <table:table-cell table:style-name="ce231" office:value-type="string" calcext:value-type="string">
            <text:p>138,139,140</text:p>
          </table:table-cell>
          <table:table-cell table:style-name="ce234"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05" office:value-type="string" calcext:value-type="string">
            <text:p>An Eaglais</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17" office:value-type="string" calcext:value-type="string">
            <text:p>52.1330556,-10.138055555555555</text:p>
          </table:table-cell>
          <table:table-cell table:style-name="ce2" office:value-type="float" office:value="6206124" calcext:value-type="float">
            <text:p>6206124</text:p>
          </table:table-cell>
          <table:table-cell table:style-name="ce223" office:value-type="float" office:value="22749" calcext:value-type="float">
            <text:p>22749</text:p>
          </table:table-cell>
          <table:table-cell table:style-name="ce228"/>
          <table:table-cell table:style-name="ce231" office:value-type="float" office:value="141.142" calcext:value-type="float">
            <text:p>141,142</text:p>
          </table:table-cell>
          <table:table-cell table:style-name="ce234"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05" office:value-type="string" calcext:value-type="string">
            <text:p>Áth na gCeap</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17" office:value-type="string" calcext:value-type="string">
            <text:p>52.1591667,-10.063055555555556</text:p>
          </table:table-cell>
          <table:table-cell table:style-name="ce2" office:value-type="float" office:value="6148927" calcext:value-type="float">
            <text:p>6148927</text:p>
          </table:table-cell>
          <table:table-cell table:style-name="ce223" office:value-type="float" office:value="22479" calcext:value-type="float">
            <text:p>22479</text:p>
          </table:table-cell>
          <table:table-cell table:style-name="ce228"/>
          <table:table-cell table:style-name="ce228" office:value-type="float" office:value="143" calcext:value-type="float">
            <text:p>143</text:p>
          </table:table-cell>
          <table:table-cell table:style-name="ce234"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05" office:value-type="string" calcext:value-type="string">
            <text:p>Ard Draighneái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17" office:value-type="string" calcext:value-type="string">
            <text:p>52.1430556,-10.049166666666666</text:p>
          </table:table-cell>
          <table:table-cell table:style-name="ce2" office:value-type="float" office:value="6186040" calcext:value-type="float">
            <text:p>6186040</text:p>
          </table:table-cell>
          <table:table-cell table:style-name="ce223" office:value-type="float" office:value="22455" calcext:value-type="float">
            <text:p>22455</text:p>
          </table:table-cell>
          <table:table-cell table:style-name="ce228"/>
          <table:table-cell table:style-name="ce228" office:value-type="float" office:value="144" calcext:value-type="float">
            <text:p>144</text:p>
          </table:table-cell>
          <table:table-cell table:style-name="ce234"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05" office:value-type="string" calcext:value-type="string">
            <text:p>Airghleann</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17" office:value-type="string" calcext:value-type="string">
            <text:p>52.2675,-10.236944444444443</text:p>
          </table:table-cell>
          <table:table-cell table:style-name="ce2" office:value-type="float" office:value="6194293" calcext:value-type="float">
            <text:p>6194293</text:p>
          </table:table-cell>
          <table:table-cell table:style-name="ce223" office:value-type="float" office:value="22488" calcext:value-type="float">
            <text:p>22488</text:p>
          </table:table-cell>
          <table:table-cell table:style-name="ce228"/>
          <table:table-cell table:style-name="ce228" office:value-type="float" office:value="145" calcext:value-type="float">
            <text:p>145</text:p>
          </table:table-cell>
          <table:table-cell table:style-name="ce234"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05" office:value-type="string" calcext:value-type="string">
            <text:p>An Riasc</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7" office:value-type="string" calcext:value-type="string">
            <text:p>52.1666667,-10.382222222222223</text:p>
          </table:table-cell>
          <table:table-cell table:style-name="ce2" office:value-type="float" office:value="6196248" calcext:value-type="float">
            <text:p>6196248</text:p>
          </table:table-cell>
          <table:table-cell table:style-name="ce223" office:value-type="float" office:value="22747" calcext:value-type="float">
            <text:p>22747</text:p>
          </table:table-cell>
          <table:table-cell table:style-name="ce228"/>
          <table:table-cell table:style-name="ce228" office:value-type="float" office:value="146" calcext:value-type="float">
            <text:p>146</text:p>
          </table:table-cell>
          <table:table-cell table:style-name="ce234"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05" office:value-type="string" calcext:value-type="string">
            <text:p>Baile an Ístínig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17" office:value-type="string" calcext:value-type="string">
            <text:p>52.1405556,-10.2075</text:p>
          </table:table-cell>
          <table:table-cell table:style-name="ce2" office:value-type="float" office:value="6197800" calcext:value-type="float">
            <text:p>6197800</text:p>
          </table:table-cell>
          <table:table-cell table:style-name="ce225"/>
          <table:table-cell table:style-name="ce228"/>
          <table:table-cell table:style-name="ce228" office:value-type="float" office:value="147" calcext:value-type="float">
            <text:p>147</text:p>
          </table:table-cell>
          <table:table-cell table:style-name="ce234"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05" office:value-type="string" calcext:value-type="string">
            <text:p>Baile an Reannaigh</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7" office:value-type="string" calcext:value-type="string">
            <text:p>52.1761111,-10.386111111111111</text:p>
          </table:table-cell>
          <table:table-cell table:style-name="ce43" office:value-type="float" office:value="4288698" calcext:value-type="float">
            <text:p>4288698</text:p>
          </table:table-cell>
          <table:table-cell table:style-name="ce223"/>
          <table:table-cell table:style-name="ce228"/>
          <table:table-cell table:style-name="ce231" office:value-type="string" calcext:value-type="string">
            <text:p>148,149,150,151,152,153,154</text:p>
          </table:table-cell>
          <table:table-cell table:style-name="ce234"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05" office:value-type="string" calcext:value-type="string">
            <text:p>Baile an tSagairt</text:p>
          </table:table-cell>
          <table:table-cell table:style-name="ce19" office:value-type="string" calcext:value-type="string">
            <text:p>Q2151232</text:p>
          </table:table-cell>
          <table:table-cell table:style-name="ce21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17" office:value-type="string" calcext:value-type="string">
            <text:p>52.1725,-10.031111111111112</text:p>
          </table:table-cell>
          <table:table-cell table:style-name="ce2" office:value-type="float" office:value="6185908" calcext:value-type="float">
            <text:p>6185908</text:p>
          </table:table-cell>
          <table:table-cell table:style-name="ce223" office:value-type="float" office:value="22440" calcext:value-type="float">
            <text:p>22440</text:p>
          </table:table-cell>
          <table:table-cell table:style-name="ce228"/>
          <table:table-cell table:style-name="ce231" office:value-type="string" calcext:value-type="string">
            <text:p>155,156,157,158,159,160,161,162,163</text:p>
          </table:table-cell>
          <table:table-cell table:style-name="ce234"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6" table:number-rows-repeated="791">
          <table:table-cell table:style-name="ce2" table:number-columns-repeated="4"/>
          <table:table-cell table:style-name="ce205"/>
          <table:table-cell table:style-name="ce19"/>
          <table:table-cell table:style-name="ce212"/>
          <table:table-cell table:style-name="ce2" table:number-columns-repeated="5"/>
          <table:table-cell table:style-name="ce217"/>
          <table:table-cell table:style-name="ce2"/>
          <table:table-cell table:style-name="ce223"/>
          <table:table-cell table:style-name="ce228" table:number-columns-repeated="2"/>
          <table:table-cell table:style-name="ce237"/>
          <table:table-cell table:number-columns-repeated="1006"/>
        </table:table-row>
        <table:table-row table:style-name="ro6" table:number-rows-repeated="3">
          <table:table-cell table:number-columns-repeated="4"/>
          <table:table-cell table:style-name="ce210"/>
          <table:table-cell table:style-name="ce21"/>
          <table:table-cell table:style-name="ce215"/>
          <table:table-cell table:number-columns-repeated="5"/>
          <table:table-cell table:style-name="ce221"/>
          <table:table-cell/>
          <table:table-cell table:style-name="ce223"/>
          <table:table-cell table:style-name="ce228" table:number-columns-repeated="2"/>
          <table:table-cell table:style-name="ce237"/>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2.O1"/>
          </calcext:conditional-format>
          <calcext:conditional-format calcext:target-range-address="Q131438_1.O1:Q131438_1.O845">
            <calcext:condition calcext:apply-style-name="ConditionalStyle_2" calcext:value="contains-text(&quot;n/a&quot;)" calcext:base-cell-address="Q131438_2.O1"/>
          </calcext:conditional-format>
          <calcext:conditional-format calcext:target-range-address="Q131438_1.G1:Q131438_1.G41 Q131438_1.G43:Q131438_1.G845">
            <calcext:condition calcext:apply-style-name="ConditionalStyle_3" calcext:value="=&quot;Q26&quot;" calcext:base-cell-address="Q131438_2.G1"/>
          </calcext:conditional-format>
          <calcext:conditional-format calcext:target-range-address="Q131438_1.E1:Q131438_1.E845">
            <calcext:condition calcext:apply-style-name="ConditionalStyle_4" calcext:value="formula-is(LEN(TRIM([.E1]))=0)" calcext:base-cell-address="Q131438_2.E1"/>
          </calcext:conditional-format>
          <calcext:conditional-format calcext:target-range-address="Q131438_1.R1:Q131438_1.R845">
            <calcext:condition calcext:apply-style-name="ConditionalStyle_1" calcext:value="&gt;1" calcext:base-cell-address="Q131438_2.R1"/>
          </calcext:conditional-format>
          <calcext:conditional-format calcext:target-range-address="Q131438_1.M1:Q131438_1.M845">
            <calcext:condition calcext:apply-style-name="ConditionalStyle_4" calcext:value="contains-text(&quot;0;0&quot;)" calcext:base-cell-address="Q131438_2.M1"/>
          </calcext:conditional-format>
        </calcext:conditional-formats>
      </table:table>
      <table:table table:name="Q131438_2"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38" office:value-type="string" calcext:value-type="string">
            <text:p>alias</text:p>
          </table:table-cell>
          <table:table-cell table:style-name="ce97" office:value-type="string" calcext:value-type="string">
            <text:p>P31_is_a</text:p>
          </table:table-cell>
          <table:table-cell table:style-name="ce24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4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54" office:value-type="string" calcext:value-type="string">
            <text:p>P5097_logainm</text:p>
          </table:table-cell>
          <table:table-cell table:style-name="ce257" office:value-type="string" calcext:value-type="string">
            <text:p>P1545_geohive</text:p>
          </table:table-cell>
          <table:table-cell table:style-name="ce257" office:value-type="string" calcext:value-type="string">
            <text:p>ciic</text:p>
          </table:table-cell>
          <table:table-cell table:style-name="ce261"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39" office:value-type="string" calcext:value-type="string">
            <text:p>Baile an Tearma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9" office:value-type="string" calcext:value-type="string">
            <text:p>52.1552778,-10.03138888888889</text:p>
          </table:table-cell>
          <table:table-cell table:style-name="ce2" office:value-type="float" office:value="6186014" calcext:value-type="float">
            <text:p>6186014</text:p>
          </table:table-cell>
          <table:table-cell table:style-name="ce254" office:value-type="float" office:value="22456" calcext:value-type="float">
            <text:p>22456</text:p>
          </table:table-cell>
          <table:table-cell table:style-name="ce257"/>
          <table:table-cell table:style-name="ce260" office:value-type="float" office:value="164.165" calcext:value-type="float">
            <text:p>164,165</text:p>
          </table:table-cell>
          <table:table-cell table:style-name="ce262"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text:span><text:span text:style-name="T1">ogham stone was discovered in 1893 in the townland of Ballinvoher. No such townland now exists. </text:span><text:span text:style-name="T1">Ballinvoher is the name of a large parish stretching from Anascaul in the W to Aughils on the barony </text:span><text:span text:style-name="T1">boundary to the E. However, the name Ballinvoher is also applied to the immediate environs of the </text:span><text:span text:style-name="T1">village in Ballyandreen townland. Ballinvoher Fort...is sited just beside the village and Ballinvoher </text:span><text:span text:style-name="T1">Graveyard...located in the adjoining townland of Rathduff. It seems likely then that the ogham stone </text:span><text:span text:style-name="T1">was found in or close to this village, and that Graves took the name of this small area to be that of a </text:span><text:span text:style-name="T1">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50" office:value-type="string" calcext:value-type="string">
            <text:p>52.1869444,-10.159444444444444</text:p>
          </table:table-cell>
          <table:table-cell table:style-name="ce4"/>
          <table:table-cell table:style-name="ce255"/>
          <table:table-cell table:style-name="ce258"/>
          <table:table-cell table:style-name="ce258" office:value-type="float" office:value="166" calcext:value-type="float">
            <text:p>166</text:p>
          </table:table-cell>
          <table:table-cell table:style-name="ce263"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39" office:value-type="string" calcext:value-type="string">
            <text:p>Baile Aindrí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658333,-10.0375</text:p>
          </table:table-cell>
          <table:table-cell table:style-name="ce2" office:value-type="float" office:value="6185905" calcext:value-type="float">
            <text:p>6185905</text:p>
          </table:table-cell>
          <table:table-cell table:style-name="ce254" office:value-type="float" office:value="22441" calcext:value-type="float">
            <text:p>22441</text:p>
          </table:table-cell>
          <table:table-cell table:style-name="ce257"/>
          <table:table-cell table:style-name="ce260" office:value-type="float" office:value="167.168" calcext:value-type="float">
            <text:p>167,168</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text:span><text:span text:style-name="T1">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39" office:value-type="string" calcext:value-type="string">
            <text:p>An Baile Íochtar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49" office:value-type="string" calcext:value-type="string">
            <text:p>52.1605556,-10.323333333333332</text:p>
          </table:table-cell>
          <table:table-cell table:style-name="ce2" office:value-type="float" office:value="6201257" calcext:value-type="float">
            <text:p>6201257</text:p>
          </table:table-cell>
          <table:table-cell table:style-name="ce254" office:value-type="float" office:value="22647" calcext:value-type="float">
            <text:p>22647</text:p>
          </table:table-cell>
          <table:table-cell table:style-name="ce257"/>
          <table:table-cell table:style-name="ce257" office:value-type="float" office:value="169" calcext:value-type="float">
            <text:p>169</text:p>
          </table:table-cell>
          <table:table-cell table:style-name="ce262"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39" office:value-type="string" calcext:value-type="string">
            <text:p>An Baile Riabh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513889,-10.3275</text:p>
          </table:table-cell>
          <table:table-cell table:style-name="ce2" office:value-type="float" office:value="6201254" calcext:value-type="float">
            <text:p>6201254</text:p>
          </table:table-cell>
          <table:table-cell table:style-name="ce254" office:value-type="float" office:value="22607" calcext:value-type="float">
            <text:p>22607</text:p>
          </table:table-cell>
          <table:table-cell table:style-name="ce257"/>
          <table:table-cell table:style-name="ce257" office:value-type="float" office:value="170" calcext:value-type="float">
            <text:p>170</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39" office:value-type="string" calcext:value-type="string">
            <text:p>Baile na Hunta</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875,-10.029722222222222</text:p>
          </table:table-cell>
          <table:table-cell table:style-name="ce2" office:value-type="float" office:value="6148930" calcext:value-type="float">
            <text:p>6148930</text:p>
          </table:table-cell>
          <table:table-cell table:style-name="ce254" office:value-type="float" office:value="22443" calcext:value-type="float">
            <text:p>22443</text:p>
          </table:table-cell>
          <table:table-cell table:style-name="ce257"/>
          <table:table-cell table:style-name="ce257" office:value-type="float" office:value="171" calcext:value-type="float">
            <text:p>171</text:p>
          </table:table-cell>
          <table:table-cell table:style-name="ce262"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39" office:value-type="string" calcext:value-type="string">
            <text:p>Baile Uí Bhaoithí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49" office:value-type="string" calcext:value-type="string">
            <text:p>52.1558333,-10.400833333333333</text:p>
          </table:table-cell>
          <table:table-cell table:style-name="ce2" office:value-type="float" office:value="6196083" calcext:value-type="float">
            <text:p>6196083</text:p>
          </table:table-cell>
          <table:table-cell table:style-name="ce254" office:value-type="float" office:value="22742" calcext:value-type="float">
            <text:p>22742</text:p>
          </table:table-cell>
          <table:table-cell table:style-name="ce257"/>
          <table:table-cell table:style-name="ce257" office:value-type="float" office:value="172" calcext:value-type="float">
            <text:p>172</text:p>
          </table:table-cell>
          <table:table-cell table:style-name="ce262"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39" office:value-type="string" calcext:value-type="string">
            <text:p>An Bhreac-chlu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9" office:value-type="string" calcext:value-type="string">
            <text:p>52.1469444,-10.036388888888888</text:p>
          </table:table-cell>
          <table:table-cell table:style-name="ce2" office:value-type="float" office:value="6186041" calcext:value-type="float">
            <text:p>6186041</text:p>
          </table:table-cell>
          <table:table-cell table:style-name="ce254" office:value-type="float" office:value="22457" calcext:value-type="float">
            <text:p>22457</text:p>
          </table:table-cell>
          <table:table-cell table:style-name="ce257"/>
          <table:table-cell table:style-name="ce257" office:value-type="float" office:value="173" calcext:value-type="float">
            <text:p>173</text:p>
          </table:table-cell>
          <table:table-cell table:style-name="ce262"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51" office:value-type="string" calcext:value-type="string">
            <text:p>52.1869444,-10.159444444444444</text:p>
          </table:table-cell>
          <table:table-cell table:style-name="ce6"/>
          <table:table-cell table:style-name="ce256"/>
          <table:table-cell table:style-name="ce259"/>
          <table:table-cell table:style-name="ce259" office:value-type="float" office:value="174" calcext:value-type="float">
            <text:p>174</text:p>
          </table:table-cell>
          <table:table-cell table:style-name="ce262"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39" office:value-type="string" calcext:value-type="string">
            <text:p>Baile an Ghóilín </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258333,-10.306944444444445</text:p>
          </table:table-cell>
          <table:table-cell table:style-name="ce2" office:value-type="float" office:value="4295140" calcext:value-type="float">
            <text:p>4295140</text:p>
          </table:table-cell>
          <table:table-cell table:style-name="ce254" office:value-type="float" office:value="22609" calcext:value-type="float">
            <text:p>22609</text:p>
          </table:table-cell>
          <table:table-cell table:style-name="ce257"/>
          <table:table-cell table:style-name="ce257" office:value-type="float" office:value="175" calcext:value-type="float">
            <text:p>175</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39" office:value-type="string" calcext:value-type="string">
            <text:p>An Com</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49" office:value-type="string" calcext:value-type="string">
            <text:p>52.215,-9.910277777777779</text:p>
          </table:table-cell>
          <table:table-cell table:style-name="ce2" office:value-type="float" office:value="6155365" calcext:value-type="float">
            <text:p>6155365</text:p>
          </table:table-cell>
          <table:table-cell table:style-name="ce254" office:value-type="float" office:value="24660" calcext:value-type="float">
            <text:p>24660</text:p>
          </table:table-cell>
          <table:table-cell table:style-name="ce257"/>
          <table:table-cell table:style-name="ce260" office:value-type="float" office:value="176.177" calcext:value-type="float">
            <text:p>176,177</text:p>
          </table:table-cell>
          <table:table-cell table:style-name="ce262"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39" office:value-type="string" calcext:value-type="string">
            <text:p>Com Dhíneol Thuaid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9" office:value-type="string" calcext:value-type="string">
            <text:p>52.1119444,-10.458333333333332</text:p>
          </table:table-cell>
          <table:table-cell table:style-name="ce2" office:value-type="float" office:value="4250372" calcext:value-type="float">
            <text:p>4250372</text:p>
          </table:table-cell>
          <table:table-cell table:style-name="ce254" office:value-type="float" office:value="22572" calcext:value-type="float">
            <text:p>22572</text:p>
          </table:table-cell>
          <table:table-cell table:style-name="ce257"/>
          <table:table-cell table:style-name="ce257" office:value-type="float" office:value="178" calcext:value-type="float">
            <text:p>178</text:p>
          </table:table-cell>
          <table:table-cell table:style-name="ce262"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39" office:value-type="string" calcext:value-type="string">
            <text:p>An Daingea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49" office:value-type="string" calcext:value-type="string">
            <text:p>52.14,-10.270000000000001</text:p>
          </table:table-cell>
          <table:table-cell table:style-name="ce2" office:value-type="float" office:value="6199927" calcext:value-type="float">
            <text:p>6199927</text:p>
          </table:table-cell>
          <table:table-cell table:style-name="ce254" office:value-type="float" office:value="22553" calcext:value-type="float">
            <text:p>22553</text:p>
          </table:table-cell>
          <table:table-cell table:style-name="ce257"/>
          <table:table-cell table:style-name="ce257" office:value-type="float" office:value="179" calcext:value-type="float">
            <text:p>179</text:p>
          </table:table-cell>
          <table:table-cell table:style-name="ce262"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39" office:value-type="string" calcext:value-type="string">
            <text:p>Imleach Dhún Séa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330556,-10.228055555555555</text:p>
          </table:table-cell>
          <table:table-cell table:style-name="ce2" office:value-type="float" office:value="6197805" calcext:value-type="float">
            <text:p>6197805</text:p>
          </table:table-cell>
          <table:table-cell table:style-name="ce254" office:value-type="float" office:value="22621" calcext:value-type="float">
            <text:p>22621</text:p>
          </table:table-cell>
          <table:table-cell table:style-name="ce257"/>
          <table:table-cell table:style-name="ce257" office:value-type="float" office:value="180" calcext:value-type="float">
            <text:p>180</text:p>
          </table:table-cell>
          <table:table-cell table:style-name="ce262"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39" office:value-type="string" calcext:value-type="string">
            <text:p>Imleach an Daing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9" office:value-type="string" calcext:value-type="string">
            <text:p>52.1352778,-10.270555555555557</text:p>
          </table:table-cell>
          <table:table-cell table:style-name="ce2" office:value-type="float" office:value="6199818" calcext:value-type="float">
            <text:p>6199818</text:p>
          </table:table-cell>
          <table:table-cell table:style-name="ce254" office:value-type="float" office:value="22554" calcext:value-type="float">
            <text:p>22554</text:p>
          </table:table-cell>
          <table:table-cell table:style-name="ce257"/>
          <table:table-cell table:style-name="ce257" office:value-type="float" office:value="181" calcext:value-type="float">
            <text:p>181</text:p>
          </table:table-cell>
          <table:table-cell table:style-name="ce262"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50" office:value-type="string" calcext:value-type="string">
            <text:p>52.1869444,-10.159444444444444</text:p>
          </table:table-cell>
          <table:table-cell table:style-name="ce4"/>
          <table:table-cell table:style-name="ce255"/>
          <table:table-cell table:style-name="ce258"/>
          <table:table-cell table:style-name="ce258" office:value-type="float" office:value="182" calcext:value-type="float">
            <text:p>182</text:p>
          </table:table-cell>
          <table:table-cell table:style-name="ce263"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39" office:value-type="string" calcext:value-type="string">
            <text:p>Gleann Fá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49" office:value-type="string" calcext:value-type="string">
            <text:p>52.1033333,-10.437222222222223</text:p>
          </table:table-cell>
          <table:table-cell table:style-name="ce2" office:value-type="float" office:value="4252866" calcext:value-type="float">
            <text:p>4252866</text:p>
          </table:table-cell>
          <table:table-cell table:style-name="ce254" office:value-type="float" office:value="22787" calcext:value-type="float">
            <text:p>22787</text:p>
          </table:table-cell>
          <table:table-cell table:style-name="ce257"/>
          <table:table-cell table:style-name="ce257" office:value-type="float" office:value="183" calcext:value-type="float">
            <text:p>183</text:p>
          </table:table-cell>
          <table:table-cell table:style-name="ce262"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39" office:value-type="string" calcext:value-type="string">
            <text:p>Gort na gCuileannach </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9" office:value-type="string" calcext:value-type="string">
            <text:p>52.1408333,-10.126666666666667</text:p>
          </table:table-cell>
          <table:table-cell table:style-name="ce2" office:value-type="float" office:value="6206523" calcext:value-type="float">
            <text:p>6206523</text:p>
          </table:table-cell>
          <table:table-cell table:style-name="ce254" office:value-type="float" office:value="22764" calcext:value-type="float">
            <text:p>22764</text:p>
          </table:table-cell>
          <table:table-cell table:style-name="ce257"/>
          <table:table-cell table:style-name="ce257" office:value-type="float" office:value="184" calcext:value-type="float">
            <text:p>184</text:p>
          </table:table-cell>
          <table:table-cell table:style-name="ce262"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39" office:value-type="string" calcext:value-type="string">
            <text:p>Inis Mhic Aoibhleá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9" office:value-type="string" calcext:value-type="string">
            <text:p>52.0444444,-10.607777777777777</text:p>
          </table:table-cell>
          <table:table-cell table:style-name="ce2" office:value-type="float" office:value="4283721" calcext:value-type="float">
            <text:p>4283721</text:p>
          </table:table-cell>
          <table:table-cell table:style-name="ce254" office:value-type="float" office:value="22582" calcext:value-type="float">
            <text:p>22582</text:p>
          </table:table-cell>
          <table:table-cell table:style-name="ce257"/>
          <table:table-cell table:style-name="ce257" office:value-type="float" office:value="185" calcext:value-type="float">
            <text:p>185</text:p>
          </table:table-cell>
          <table:table-cell table:style-name="ce262"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39" office:value-type="string" calcext:value-type="string">
            <text:p>Cill Fhiont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52" office:value-type="string" calcext:value-type="string">
            <text:p>52.1533333,-10.300555555555556</text:p>
          </table:table-cell>
          <table:table-cell table:style-name="ce2" office:value-type="float" office:value="6194997" calcext:value-type="float">
            <text:p>6194997</text:p>
          </table:table-cell>
          <table:table-cell table:style-name="ce256"/>
          <table:table-cell table:style-name="ce257"/>
          <table:table-cell table:style-name="ce257" office:value-type="float" office:value="186" calcext:value-type="float">
            <text:p>186</text:p>
          </table:table-cell>
          <table:table-cell table:style-name="ce262"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39" office:value-type="string" calcext:value-type="string">
            <text:p>Cill Maoilchéada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49" office:value-type="string" calcext:value-type="string">
            <text:p>52.1883333,-10.333055555555555</text:p>
          </table:table-cell>
          <table:table-cell table:style-name="ce2" office:value-type="float" office:value="6203209" calcext:value-type="float">
            <text:p>6203209</text:p>
          </table:table-cell>
          <table:table-cell table:style-name="ce254" office:value-type="float" office:value="22685" calcext:value-type="float">
            <text:p>22685</text:p>
          </table:table-cell>
          <table:table-cell table:style-name="ce257"/>
          <table:table-cell table:style-name="ce257" office:value-type="float" office:value="187" calcext:value-type="float">
            <text:p>187</text:p>
          </table:table-cell>
          <table:table-cell table:style-name="ce262"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39" office:value-type="string" calcext:value-type="string">
            <text:p>Cinn Aird</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49" office:value-type="string" calcext:value-type="string">
            <text:p>52.1205556,-10.194444444444445</text:p>
          </table:table-cell>
          <table:table-cell table:style-name="ce2" office:value-type="float" office:value="6197500" calcext:value-type="float">
            <text:p>6197500</text:p>
          </table:table-cell>
          <table:table-cell table:style-name="ce254" office:value-type="float" office:value="22724" calcext:value-type="float">
            <text:p>22724</text:p>
          </table:table-cell>
          <table:table-cell table:style-name="ce257"/>
          <table:table-cell table:style-name="ce260" office:value-type="float" office:value="188.189" calcext:value-type="float">
            <text:p>188,189</text:p>
          </table:table-cell>
          <table:table-cell table:style-name="ce262"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39" office:value-type="string" calcext:value-type="string">
            <text:p>Log na gCapall</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9" office:value-type="string" calcext:value-type="string">
            <text:p>52.1358333,-10.124722222222223</text:p>
          </table:table-cell>
          <table:table-cell table:style-name="ce2" office:value-type="float" office:value="6206135" calcext:value-type="float">
            <text:p>6206135</text:p>
          </table:table-cell>
          <table:table-cell table:style-name="ce254" office:value-type="float" office:value="22767" calcext:value-type="float">
            <text:p>22767</text:p>
          </table:table-cell>
          <table:table-cell table:style-name="ce257"/>
          <table:table-cell table:style-name="ce260" office:value-type="float" office:value="190.191" calcext:value-type="float">
            <text:p>190,191</text:p>
          </table:table-cell>
          <table:table-cell table:style-name="ce262"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39" office:value-type="string" calcext:value-type="string">
            <text:p>Martromá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49" office:value-type="string" calcext:value-type="string">
            <text:p>52.2519444,-10.023333333333333</text:p>
          </table:table-cell>
          <table:table-cell table:style-name="ce2" office:value-type="float" office:value="6176107" calcext:value-type="float">
            <text:p>6176107</text:p>
          </table:table-cell>
          <table:table-cell table:style-name="ce254" office:value-type="float" office:value="22517" calcext:value-type="float">
            <text:p>22517</text:p>
          </table:table-cell>
          <table:table-cell table:style-name="ce257"/>
          <table:table-cell table:style-name="ce257" office:value-type="float" office:value="192" calcext:value-type="float">
            <text:p>192</text:p>
          </table:table-cell>
          <table:table-cell table:style-name="ce262"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39" office:value-type="string" calcext:value-type="string">
            <text:p>Mám an Óraig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49" office:value-type="string" calcext:value-type="string">
            <text:p>52.1447222,-10.359444444444444</text:p>
          </table:table-cell>
          <table:table-cell table:style-name="ce2" office:value-type="float" office:value="6201235" calcext:value-type="float">
            <text:p>6201235</text:p>
          </table:table-cell>
          <table:table-cell table:style-name="ce256"/>
          <table:table-cell table:style-name="ce257"/>
          <table:table-cell table:style-name="ce257" office:value-type="float" office:value="193" calcext:value-type="float">
            <text:p>193</text:p>
          </table:table-cell>
          <table:table-cell table:style-name="ce262"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39" office:value-type="string" calcext:value-type="string">
            <text:p>An Ráth Dub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9" office:value-type="string" calcext:value-type="string">
            <text:p>52.1677778,-10.024444444444445</text:p>
          </table:table-cell>
          <table:table-cell table:style-name="ce2" office:value-type="float" office:value="6185929" calcext:value-type="float">
            <text:p>6185929</text:p>
          </table:table-cell>
          <table:table-cell table:style-name="ce254" office:value-type="float" office:value="22452" calcext:value-type="float">
            <text:p>22452</text:p>
          </table:table-cell>
          <table:table-cell table:style-name="ce257"/>
          <table:table-cell table:style-name="ce260" office:value-type="string" calcext:value-type="string">
            <text:p>194,194A</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39" office:value-type="string" calcext:value-type="string">
            <text:p>Ráth Málóid</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49" office:value-type="string" calcext:value-type="string">
            <text:p>52.1725,-9.990555555555554</text:p>
          </table:table-cell>
          <table:table-cell table:style-name="ce2" office:value-type="float" office:value="6185916" calcext:value-type="float">
            <text:p>6185916</text:p>
          </table:table-cell>
          <table:table-cell table:style-name="ce254" office:value-type="float" office:value="22668" calcext:value-type="float">
            <text:p>22668</text:p>
          </table:table-cell>
          <table:table-cell table:style-name="ce257"/>
          <table:table-cell table:style-name="ce260" office:value-type="float" office:value="195.196" calcext:value-type="float">
            <text:p>195,196</text:p>
          </table:table-cell>
          <table:table-cell table:style-name="ce262"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49" office:value-type="string" calcext:value-type="string">
            <text:p>52.2086111,-9.621666666666668</text:p>
          </table:table-cell>
          <table:table-cell table:style-name="ce2" office:value-type="float" office:value="6343126" calcext:value-type="float">
            <text:p>6343126</text:p>
          </table:table-cell>
          <table:table-cell table:style-name="ce254"/>
          <table:table-cell table:style-name="ce257"/>
          <table:table-cell table:style-name="ce257" office:value-type="float" office:value="204" calcext:value-type="float">
            <text:p>204</text:p>
          </table:table-cell>
          <table:table-cell table:style-name="ce262"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39" office:value-type="string" calcext:value-type="string">
            <text:p>Doire Garb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49" office:value-type="string" calcext:value-type="string">
            <text:p>51.9744444,-9.665000000000001</text:p>
          </table:table-cell>
          <table:table-cell table:style-name="ce2" office:value-type="float" office:value="6263324" calcext:value-type="float">
            <text:p>6263324</text:p>
          </table:table-cell>
          <table:table-cell table:style-name="ce256"/>
          <table:table-cell table:style-name="ce257"/>
          <table:table-cell table:style-name="ce257" office:value-type="float" office:value="205" calcext:value-type="float">
            <text:p>205</text:p>
          </table:table-cell>
          <table:table-cell table:style-name="ce262"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39" office:value-type="string" calcext:value-type="string">
            <text:p>Cill Chuallachta Tho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49" office:value-type="string" calcext:value-type="string">
            <text:p>52.0719444,-9.747222222222222</text:p>
          </table:table-cell>
          <table:table-cell table:style-name="ce2" office:value-type="float" office:value="6275122" calcext:value-type="float">
            <text:p>6275122</text:p>
          </table:table-cell>
          <table:table-cell table:style-name="ce254"/>
          <table:table-cell table:style-name="ce257"/>
          <table:table-cell table:style-name="ce257" office:value-type="string" calcext:value-type="string">
            <text:p>206,207,208,209,210,211,212,213</text:p>
          </table:table-cell>
          <table:table-cell table:style-name="ce262"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39" office:value-type="string" calcext:value-type="string">
            <text:p>Cill Ghobnait</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52" office:value-type="string" calcext:value-type="string">
            <text:p>52.0680556,-9.71888888888889</text:p>
          </table:table-cell>
          <table:table-cell table:style-name="ce2" office:value-type="float" office:value="6271430" calcext:value-type="float">
            <text:p>6271430</text:p>
          </table:table-cell>
          <table:table-cell table:style-name="ce256"/>
          <table:table-cell table:style-name="ce257"/>
          <table:table-cell table:style-name="ce257" office:value-type="float" office:value="214" calcext:value-type="float">
            <text:p>214</text:p>
          </table:table-cell>
          <table:table-cell table:style-name="ce262"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39" office:value-type="string" calcext:value-type="string">
            <text:p>Banchlua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9" office:value-type="string" calcext:value-type="string">
            <text:p>52.0805556,-9.703055555555554</text:p>
          </table:table-cell>
          <table:table-cell table:style-name="ce2" office:value-type="float" office:value="6227080" calcext:value-type="float">
            <text:p>6227080</text:p>
          </table:table-cell>
          <table:table-cell table:style-name="ce256"/>
          <table:table-cell table:style-name="ce257"/>
          <table:table-cell table:style-name="ce260" office:value-type="string" calcext:value-type="string">
            <text:p>215,216,217,218,218A</text:p>
          </table:table-cell>
          <table:table-cell table:style-name="ce262"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39" office:value-type="string" calcext:value-type="string">
            <text:p>Doire Ghearrain Theas</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49" office:value-type="string" calcext:value-type="string">
            <text:p>51.91,-9.746666666666666</text:p>
          </table:table-cell>
          <table:table-cell table:style-name="ce2" office:value-type="float" office:value="6267983" calcext:value-type="float">
            <text:p>6267983</text:p>
          </table:table-cell>
          <table:table-cell table:style-name="ce256"/>
          <table:table-cell table:style-name="ce257"/>
          <table:table-cell table:style-name="ce257" office:value-type="float" office:value="219" calcext:value-type="float">
            <text:p>219</text:p>
          </table:table-cell>
          <table:table-cell table:style-name="ce262"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39" office:value-type="string" calcext:value-type="string">
            <text:p>Doire Fhíonáin Beag</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49" office:value-type="string" calcext:value-type="string">
            <text:p>51.7730556,-10.122222222222224</text:p>
          </table:table-cell>
          <table:table-cell table:style-name="ce2" office:value-type="float" office:value="6257097" calcext:value-type="float">
            <text:p>6257097</text:p>
          </table:table-cell>
          <table:table-cell table:style-name="ce256"/>
          <table:table-cell table:style-name="ce257"/>
          <table:table-cell table:style-name="ce257" office:value-type="float" office:value="220" calcext:value-type="float">
            <text:p>220</text:p>
          </table:table-cell>
          <table:table-cell table:style-name="ce262"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39" office:value-type="string" calcext:value-type="string">
            <text:p>Drom Loische</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49" office:value-type="string" calcext:value-type="string">
            <text:p>51.8811111,-9.786666666666667</text:p>
          </table:table-cell>
          <table:table-cell table:style-name="ce2" office:value-type="float" office:value="6264722" calcext:value-type="float">
            <text:p>6264722</text:p>
          </table:table-cell>
          <table:table-cell table:style-name="ce256"/>
          <table:table-cell table:style-name="ce257"/>
          <table:table-cell table:style-name="ce257" office:value-type="float" office:value="221" calcext:value-type="float">
            <text:p>221</text:p>
          </table:table-cell>
          <table:table-cell table:style-name="ce262"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40"/>
          <table:table-cell table:style-name="ce20" office:value-type="string" calcext:value-type="string">
            <text:p>Q2221906</text:p>
          </table:table-cell>
          <table:table-cell table:style-name="ce24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50" office:value-type="string" calcext:value-type="string">
            <text:p>51.8586111,-9.875</text:p>
          </table:table-cell>
          <table:table-cell table:style-name="ce4"/>
          <table:table-cell table:style-name="ce255"/>
          <table:table-cell table:style-name="ce258"/>
          <table:table-cell table:style-name="ce258" office:value-type="float" office:value="222" calcext:value-type="float">
            <text:p>222</text:p>
          </table:table-cell>
          <table:table-cell table:style-name="ce263"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text:span><text:span text:style-name="T1">heute ein Luxushotel in Sneem.</text:span></text:p>
              <text:p text:style-name="P1"><text:span text:style-name="T1"><text:tab/></text:span><text:span text:style-name="T1">-Sophie Schmidt</text:span></text:p>
            </office:annotation>
            <text:p>Parknasilla</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51" office:value-type="string" calcext:value-type="string">
            <text:p>51.8586111,-9.875</text:p>
          </table:table-cell>
          <table:table-cell table:style-name="ce6"/>
          <table:table-cell table:style-name="ce256"/>
          <table:table-cell table:style-name="ce259"/>
          <table:table-cell table:style-name="ce259" office:value-type="float" office:value="223" calcext:value-type="float">
            <text:p>223</text:p>
          </table:table-cell>
          <table:table-cell table:style-name="ce262"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39" office:value-type="string" calcext:value-type="string">
            <text:p>Drom an tSeabhaic</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49" office:value-type="string" calcext:value-type="string">
            <text:p>51.8852778,-9.525833333333335</text:p>
          </table:table-cell>
          <table:table-cell table:style-name="ce2" office:value-type="float" office:value="6333226" calcext:value-type="float">
            <text:p>6333226</text:p>
          </table:table-cell>
          <table:table-cell table:style-name="ce254" office:value-type="float" office:value="22863" calcext:value-type="float">
            <text:p>22863</text:p>
          </table:table-cell>
          <table:table-cell table:style-name="ce257"/>
          <table:table-cell table:style-name="ce257" office:value-type="float" office:value="224" calcext:value-type="float">
            <text:p>224</text:p>
          </table:table-cell>
          <table:table-cell table:style-name="ce262"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41"/>
          <table:table-cell table:style-name="ce20" office:value-type="string" calcext:value-type="string">
            <text:p>Q2221906</text:p>
          </table:table-cell>
          <table:table-cell table:style-name="ce246"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51" office:value-type="string" calcext:value-type="string">
            <text:p>51.8475,-9.551666666666668</text:p>
          </table:table-cell>
          <table:table-cell table:style-name="ce6"/>
          <table:table-cell table:style-name="ce256"/>
          <table:table-cell table:style-name="ce259"/>
          <table:table-cell table:style-name="ce259" office:value-type="float" office:value="225" calcext:value-type="float">
            <text:p>225</text:p>
          </table:table-cell>
          <table:table-cell table:style-name="ce262"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49" office:value-type="string" calcext:value-type="string">
            <text:p>51.8394444,-9.389166666666666</text:p>
          </table:table-cell>
          <table:table-cell table:style-name="ce2" office:value-type="float" office:value="5725191" calcext:value-type="float">
            <text:p>5725191</text:p>
          </table:table-cell>
          <table:table-cell table:style-name="ce256"/>
          <table:table-cell table:style-name="ce257"/>
          <table:table-cell table:style-name="ce257" office:value-type="float" office:value="226" calcext:value-type="float">
            <text:p>226</text:p>
          </table:table-cell>
          <table:table-cell table:style-name="ce262"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39" office:value-type="string" calcext:value-type="string">
            <text:p>An Lomán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49" office:value-type="string" calcext:value-type="string">
            <text:p>51.8833333,-9.413611111111111</text:p>
          </table:table-cell>
          <table:table-cell table:style-name="ce2" office:value-type="float" office:value="6344027" calcext:value-type="float">
            <text:p>6344027</text:p>
          </table:table-cell>
          <table:table-cell table:style-name="ce254" office:value-type="float" office:value="22988" calcext:value-type="float">
            <text:p>22988</text:p>
          </table:table-cell>
          <table:table-cell table:style-name="ce257"/>
          <table:table-cell table:style-name="ce257" office:value-type="float" office:value="227" calcext:value-type="float">
            <text:p>227</text:p>
          </table:table-cell>
          <table:table-cell table:style-name="ce262"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39"/>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49" office:value-type="string" calcext:value-type="string">
            <text:p>52.5666667,-9.421388888888888</text:p>
          </table:table-cell>
          <table:table-cell table:style-name="ce2" office:value-type="float" office:value="6266577" calcext:value-type="float">
            <text:p>6266577</text:p>
          </table:table-cell>
          <table:table-cell table:style-name="ce256"/>
          <table:table-cell table:style-name="ce257"/>
          <table:table-cell table:style-name="ce257" office:value-type="float" office:value="228" calcext:value-type="float">
            <text:p>228</text:p>
          </table:table-cell>
          <table:table-cell table:style-name="ce262"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39" office:value-type="string" calcext:value-type="string">
            <text:p>Ceann Boir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211111,-10.166666666666666</text:p>
          </table:table-cell>
          <table:table-cell table:style-name="ce2" office:value-type="float" office:value="6239630" calcext:value-type="float">
            <text:p>6239630</text:p>
          </table:table-cell>
          <table:table-cell table:style-name="ce254" office:value-type="float" office:value="22094" calcext:value-type="float">
            <text:p>22094</text:p>
          </table:table-cell>
          <table:table-cell table:style-name="ce257"/>
          <table:table-cell table:style-name="ce257" office:value-type="float" office:value="229" calcext:value-type="float">
            <text:p>229</text:p>
          </table:table-cell>
          <table:table-cell table:style-name="ce262"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39" office:value-type="string" calcext:value-type="string">
            <text:p>Clochán Cárthain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49" office:value-type="string" calcext:value-type="string">
            <text:p>51.8941667,-10.176944444444445</text:p>
          </table:table-cell>
          <table:table-cell table:style-name="ce2" office:value-type="float" office:value="6242965" calcext:value-type="float">
            <text:p>6242965</text:p>
          </table:table-cell>
          <table:table-cell table:style-name="ce254" office:value-type="float" office:value="22255" calcext:value-type="float">
            <text:p>22255</text:p>
          </table:table-cell>
          <table:table-cell table:style-name="ce257"/>
          <table:table-cell table:style-name="ce257" office:value-type="float" office:value="230" calcext:value-type="float">
            <text:p>230</text:p>
          </table:table-cell>
          <table:table-cell table:style-name="ce262"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39" office:value-type="string" calcext:value-type="string">
            <text:p>An Chúil Tho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49" office:value-type="string" calcext:value-type="string">
            <text:p>51.9122222,-10.365555555555556</text:p>
          </table:table-cell>
          <table:table-cell table:style-name="ce2" office:value-type="float" office:value="6058809" calcext:value-type="float">
            <text:p>6058809</text:p>
          </table:table-cell>
          <table:table-cell table:style-name="ce254" office:value-type="float" office:value="22424" calcext:value-type="float">
            <text:p>22424</text:p>
          </table:table-cell>
          <table:table-cell table:style-name="ce257"/>
          <table:table-cell table:style-name="ce260" office:value-type="float" office:value="231.232" calcext:value-type="float">
            <text:p>231,232</text:p>
          </table:table-cell>
          <table:table-cell table:style-name="ce262"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39" office:value-type="string" calcext:value-type="string">
            <text:p>Drom Cao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49" office:value-type="string" calcext:value-type="string">
            <text:p>51.8480556,-10.11361111111111</text:p>
          </table:table-cell>
          <table:table-cell table:style-name="ce2" office:value-type="float" office:value="6258135" calcext:value-type="float">
            <text:p>6258135</text:p>
          </table:table-cell>
          <table:table-cell table:style-name="ce254" office:value-type="float" office:value="22344" calcext:value-type="float">
            <text:p>22344</text:p>
          </table:table-cell>
          <table:table-cell table:style-name="ce257"/>
          <table:table-cell table:style-name="ce257" office:value-type="float" office:value="233" calcext:value-type="float">
            <text:p>233</text:p>
          </table:table-cell>
          <table:table-cell table:style-name="ce262"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39" office:value-type="string" calcext:value-type="string">
            <text:p>Cill Chaoitheach</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49" office:value-type="string" calcext:value-type="string">
            <text:p>52.0311111,-10.029166666666667</text:p>
          </table:table-cell>
          <table:table-cell table:style-name="ce2" office:value-type="float" office:value="6192274" calcext:value-type="float">
            <text:p>6192274</text:p>
          </table:table-cell>
          <table:table-cell table:style-name="ce254" office:value-type="float" office:value="22295" calcext:value-type="float">
            <text:p>22295</text:p>
          </table:table-cell>
          <table:table-cell table:style-name="ce257"/>
          <table:table-cell table:style-name="ce257" office:value-type="float" office:value="234" calcext:value-type="float">
            <text:p>234</text:p>
          </table:table-cell>
          <table:table-cell table:style-name="ce262"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39" office:value-type="string" calcext:value-type="string">
            <text:p>Cill Ó gCróin</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133333,-10.175833333333333</text:p>
          </table:table-cell>
          <table:table-cell table:style-name="ce2" office:value-type="float" office:value="6239736" calcext:value-type="float">
            <text:p>6239736</text:p>
          </table:table-cell>
          <table:table-cell table:style-name="ce254" office:value-type="float" office:value="22106" calcext:value-type="float">
            <text:p>22106</text:p>
          </table:table-cell>
          <table:table-cell table:style-name="ce257"/>
          <table:table-cell table:style-name="ce257" office:value-type="float" office:value="235" calcext:value-type="float">
            <text:p>235</text:p>
          </table:table-cell>
          <table:table-cell table:style-name="ce262"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39" office:value-type="string" calcext:value-type="string">
            <text:p>Cill Urlaí</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49" office:value-type="string" calcext:value-type="string">
            <text:p>51.8433333,-10.301944444444445</text:p>
          </table:table-cell>
          <table:table-cell table:style-name="ce2" office:value-type="float" office:value="6231758" calcext:value-type="float">
            <text:p>6231758</text:p>
          </table:table-cell>
          <table:table-cell table:style-name="ce254" office:value-type="float" office:value="22072" calcext:value-type="float">
            <text:p>22072</text:p>
          </table:table-cell>
          <table:table-cell table:style-name="ce257"/>
          <table:table-cell table:style-name="ce260" office:value-type="float" office:value="236.237" calcext:value-type="float">
            <text:p>236,237</text:p>
          </table:table-cell>
          <table:table-cell table:style-name="ce262"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39" office:value-type="string" calcext:value-type="string">
            <text:p>Leitir</text:p>
          </table:table-cell>
          <table:table-cell table:style-name="ce19" office:value-type="string" calcext:value-type="string">
            <text:p>Q2151232</text:p>
          </table:table-cell>
          <table:table-cell table:style-name="ce24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9" office:value-type="string" calcext:value-type="string">
            <text:p>51.9233333,-10.220833333333333</text:p>
          </table:table-cell>
          <table:table-cell table:style-name="ce2" office:value-type="float" office:value="4726137" calcext:value-type="float">
            <text:p>4726137</text:p>
          </table:table-cell>
          <table:table-cell table:style-name="ce254" office:value-type="float" office:value="22109" calcext:value-type="float">
            <text:p>22109</text:p>
          </table:table-cell>
          <table:table-cell table:style-name="ce257"/>
          <table:table-cell table:style-name="ce257" office:value-type="float" office:value="238" calcext:value-type="float">
            <text:p>238</text:p>
          </table:table-cell>
          <table:table-cell table:style-name="ce262"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6" table:number-rows-repeated="798">
          <table:table-cell table:style-name="ce2" table:number-columns-repeated="4"/>
          <table:table-cell table:style-name="ce239"/>
          <table:table-cell table:style-name="ce19"/>
          <table:table-cell table:style-name="ce244"/>
          <table:table-cell table:style-name="ce2" table:number-columns-repeated="5"/>
          <table:table-cell table:style-name="ce249"/>
          <table:table-cell table:style-name="ce2"/>
          <table:table-cell table:style-name="ce254"/>
          <table:table-cell table:style-name="ce257" table:number-columns-repeated="2"/>
          <table:table-cell table:style-name="ce264"/>
          <table:table-cell table:number-columns-repeated="1006"/>
        </table:table-row>
        <table:table-row table:style-name="ro6" table:number-rows-repeated="3">
          <table:table-cell table:number-columns-repeated="4"/>
          <table:table-cell table:style-name="ce242"/>
          <table:table-cell table:style-name="ce21"/>
          <table:table-cell table:style-name="ce247"/>
          <table:table-cell table:number-columns-repeated="5"/>
          <table:table-cell table:style-name="ce253"/>
          <table:table-cell/>
          <table:table-cell table:style-name="ce254"/>
          <table:table-cell table:style-name="ce257" table:number-columns-repeated="2"/>
          <table:table-cell table:style-name="ce264"/>
          <table:table-cell table:number-columns-repeated="1006"/>
        </table:table-row>
        <table:table-row table:style-name="ro5"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3.O1"/>
          </calcext:conditional-format>
          <calcext:conditional-format calcext:target-range-address="Q131438_2.O1:Q131438_2.O852">
            <calcext:condition calcext:apply-style-name="ConditionalStyle_2" calcext:value="contains-text(&quot;n/a&quot;)" calcext:base-cell-address="Q131438_3.O1"/>
          </calcext:conditional-format>
          <calcext:conditional-format calcext:target-range-address="Q131438_2.G1:Q131438_2.G852">
            <calcext:condition calcext:apply-style-name="ConditionalStyle_3" calcext:value="=&quot;Q26&quot;" calcext:base-cell-address="Q131438_3.G1"/>
          </calcext:conditional-format>
          <calcext:conditional-format calcext:target-range-address="Q131438_2.E1:Q131438_2.E852">
            <calcext:condition calcext:apply-style-name="ConditionalStyle_4" calcext:value="formula-is(LEN(TRIM([.E1]))=0)" calcext:base-cell-address="Q131438_3.E1"/>
          </calcext:conditional-format>
          <calcext:conditional-format calcext:target-range-address="Q131438_2.R1:Q131438_2.R852">
            <calcext:condition calcext:apply-style-name="ConditionalStyle_1" calcext:value="&gt;1" calcext:base-cell-address="Q131438_3.R1"/>
          </calcext:conditional-format>
          <calcext:conditional-format calcext:target-range-address="Q131438_2.M1:Q131438_2.M852">
            <calcext:condition calcext:apply-style-name="ConditionalStyle_4" calcext:value="contains-text(&quot;0;0&quot;)" calcext:base-cell-address="Q131438_3.M1"/>
          </calcext:conditional-format>
        </calcext:conditional-formats>
      </table:table>
      <table:table table:name="Q131438_3"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65" office:value-type="string" calcext:value-type="string">
            <text:p>alias</text:p>
          </table:table-cell>
          <table:table-cell table:style-name="ce97" office:value-type="string" calcext:value-type="string">
            <text:p>P31_is_a</text:p>
          </table:table-cell>
          <table:table-cell table:style-name="ce27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75"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80" office:value-type="string" calcext:value-type="string">
            <text:p>P5097_logainm</text:p>
          </table:table-cell>
          <table:table-cell table:style-name="ce283" office:value-type="string" calcext:value-type="string">
            <text:p>P1545_geohive</text:p>
          </table:table-cell>
          <table:table-cell table:style-name="ce283" office:value-type="string" calcext:value-type="string">
            <text:p>ciic</text:p>
          </table:table-cell>
          <table:table-cell table:style-name="ce287"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66" office:value-type="string" calcext:value-type="string">
            <text:p>Leitir Thiar</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76" office:value-type="string" calcext:value-type="string">
            <text:p>52.0136111,-10.025277777777779</text:p>
          </table:table-cell>
          <table:table-cell table:style-name="ce2" office:value-type="float" office:value="6192392" calcext:value-type="float">
            <text:p>6192392</text:p>
          </table:table-cell>
          <table:table-cell table:style-name="ce280" office:value-type="float" office:value="22299" calcext:value-type="float">
            <text:p>22299</text:p>
          </table:table-cell>
          <table:table-cell table:style-name="ce283"/>
          <table:table-cell table:style-name="ce283" office:value-type="float" office:value="239" calcext:value-type="float">
            <text:p>239</text:p>
          </table:table-cell>
          <table:table-cell table:style-name="ce288"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66" office:value-type="string" calcext:value-type="string">
            <text:p>Tir O mBaoill</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76" office:value-type="string" calcext:value-type="string">
            <text:p>51.9708333,-10.05888888888889</text:p>
          </table:table-cell>
          <table:table-cell table:style-name="ce2" office:value-type="float" office:value="6231895" calcext:value-type="float">
            <text:p>6231895</text:p>
          </table:table-cell>
          <table:table-cell table:style-name="ce280" office:value-type="float" office:value="22322" calcext:value-type="float">
            <text:p>22322</text:p>
          </table:table-cell>
          <table:table-cell table:style-name="ce283"/>
          <table:table-cell table:style-name="ce283" office:value-type="float" office:value="240" calcext:value-type="float">
            <text:p>240</text:p>
          </table:table-cell>
          <table:table-cell table:style-name="ce288"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66" office:value-type="string" calcext:value-type="string">
            <text:p>Cill Bhean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76" office:value-type="string" calcext:value-type="string">
            <text:p>52.0861111,-9.67361111111111</text:p>
          </table:table-cell>
          <table:table-cell table:style-name="ce2" office:value-type="float" office:value="6293852" calcext:value-type="float">
            <text:p>6293852</text:p>
          </table:table-cell>
          <table:table-cell table:style-name="ce280" office:value-type="float" office:value="23420" calcext:value-type="float">
            <text:p>23420</text:p>
          </table:table-cell>
          <table:table-cell table:style-name="ce283"/>
          <table:table-cell table:style-name="ce283" office:value-type="float" office:value="241" calcext:value-type="float">
            <text:p>241</text:p>
          </table:table-cell>
          <table:table-cell table:style-name="ce288"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76" office:value-type="string" calcext:value-type="string">
            <text:p>52.0777778,-9.558333333333334</text:p>
          </table:table-cell>
          <table:table-cell table:style-name="ce2" office:value-type="float" office:value="6320454" calcext:value-type="float">
            <text:p>6320454</text:p>
          </table:table-cell>
          <table:table-cell table:style-name="ce281"/>
          <table:table-cell table:style-name="ce283"/>
          <table:table-cell table:style-name="ce285" office:value-type="string" calcext:value-type="string">
            <text:p>242,242A</text:p>
          </table:table-cell>
          <table:table-cell table:style-name="ce288"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67"/>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76" office:value-type="string" calcext:value-type="string">
            <text:p>52.1288889,-9.631666666666668</text:p>
          </table:table-cell>
          <table:table-cell table:style-name="ce2" office:value-type="float" office:value="6301240" calcext:value-type="float">
            <text:p>6301240</text:p>
          </table:table-cell>
          <table:table-cell table:style-name="ce280" office:value-type="float" office:value="23765" calcext:value-type="float">
            <text:p>23765</text:p>
          </table:table-cell>
          <table:table-cell table:style-name="ce283"/>
          <table:table-cell table:style-name="ce286" office:value-type="string" calcext:value-type="string">
            <text:p>243,244,245,246</text:p>
          </table:table-cell>
          <table:table-cell table:style-name="ce288"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66" office:value-type="string" calcext:value-type="string">
            <text:p>Ard Cánacht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76" office:value-type="string" calcext:value-type="string">
            <text:p>52.1655556,-9.73361111111111</text:p>
          </table:table-cell>
          <table:table-cell table:style-name="ce2" office:value-type="float" office:value="6278144" calcext:value-type="float">
            <text:p>6278144</text:p>
          </table:table-cell>
          <table:table-cell table:style-name="ce280" office:value-type="float" office:value="24431" calcext:value-type="float">
            <text:p>24431</text:p>
          </table:table-cell>
          <table:table-cell table:style-name="ce283"/>
          <table:table-cell table:style-name="ce285" office:value-type="string" calcext:value-type="string">
            <text:p>246A,246B</text:p>
          </table:table-cell>
          <table:table-cell table:style-name="ce288"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66" office:value-type="string" calcext:value-type="string">
            <text:p>Ard Uí Mhána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76" office:value-type="string" calcext:value-type="string">
            <text:p>52.1477780,-9.6627780</text:p>
          </table:table-cell>
          <table:table-cell table:style-name="ce2"/>
          <table:table-cell table:style-name="ce280"/>
          <table:table-cell table:style-name="ce283"/>
          <table:table-cell table:style-name="ce283" office:value-type="float" office:value="247" calcext:value-type="float">
            <text:p>247</text:p>
          </table:table-cell>
          <table:table-cell table:style-name="ce288"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66" office:value-type="string" calcext:value-type="string">
            <text:p>Bán an Ghleann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76" office:value-type="string" calcext:value-type="string">
            <text:p>52.1425,-9.43888888888889</text:p>
          </table:table-cell>
          <table:table-cell table:style-name="ce2" office:value-type="float" office:value="6313763" calcext:value-type="float">
            <text:p>6313763</text:p>
          </table:table-cell>
          <table:table-cell table:style-name="ce281"/>
          <table:table-cell table:style-name="ce283"/>
          <table:table-cell table:style-name="ce283" office:value-type="float" office:value="248" calcext:value-type="float">
            <text:p>248</text:p>
          </table:table-cell>
          <table:table-cell table:style-name="ce288"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66" office:value-type="string" calcext:value-type="string">
            <text:p>An Bhreac-choill</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76" office:value-type="string" calcext:value-type="string">
            <text:p>52.1619444,-9.687777777777779</text:p>
          </table:table-cell>
          <table:table-cell table:style-name="ce2" office:value-type="float" office:value="6278220" calcext:value-type="float">
            <text:p>6278220</text:p>
          </table:table-cell>
          <table:table-cell table:style-name="ce281"/>
          <table:table-cell table:style-name="ce283"/>
          <table:table-cell table:style-name="ce283" office:value-type="float" office:value="249" calcext:value-type="float">
            <text:p>249</text:p>
          </table:table-cell>
          <table:table-cell table:style-name="ce288"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66" office:value-type="string" calcext:value-type="string">
            <text:p>Corcaigh Bu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76" office:value-type="string" calcext:value-type="string">
            <text:p>52.1658333,-9.771944444444445</text:p>
          </table:table-cell>
          <table:table-cell table:style-name="ce2" office:value-type="float" office:value="5747690" calcext:value-type="float">
            <text:p>5747690</text:p>
          </table:table-cell>
          <table:table-cell table:style-name="ce280" office:value-type="float" office:value="24576" calcext:value-type="float">
            <text:p>24576</text:p>
          </table:table-cell>
          <table:table-cell table:style-name="ce283"/>
          <table:table-cell table:style-name="ce283" office:value-type="float" office:value="250" calcext:value-type="float">
            <text:p>250</text:p>
          </table:table-cell>
          <table:table-cell table:style-name="ce288"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76" office:value-type="string" calcext:value-type="string">
            <text:p>52.1916667,-9.5325</text:p>
          </table:table-cell>
          <table:table-cell table:style-name="ce2" office:value-type="float" office:value="6343125" calcext:value-type="float">
            <text:p>6343125</text:p>
          </table:table-cell>
          <table:table-cell table:style-name="ce281"/>
          <table:table-cell table:style-name="ce283"/>
          <table:table-cell table:style-name="ce283" office:value-type="float" office:value="251" calcext:value-type="float">
            <text:p>251</text:p>
          </table:table-cell>
          <table:table-cell table:style-name="ce288"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66" office:value-type="string" calcext:value-type="string">
            <text:p>Gort an tSléibh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76" office:value-type="string" calcext:value-type="string">
            <text:p>52.2266667,-9.581944444444444</text:p>
          </table:table-cell>
          <table:table-cell table:style-name="ce2" office:value-type="float" office:value="6351605" calcext:value-type="float">
            <text:p>6351605</text:p>
          </table:table-cell>
          <table:table-cell table:style-name="ce280" office:value-type="float" office:value="24293" calcext:value-type="float">
            <text:p>24293</text:p>
          </table:table-cell>
          <table:table-cell table:style-name="ce283"/>
          <table:table-cell table:style-name="ce283" office:value-type="float" office:value="252" calcext:value-type="float">
            <text:p>252</text:p>
          </table:table-cell>
          <table:table-cell table:style-name="ce288"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7" office:value-type="string" calcext:value-type="string">
            <text:p>52.2336111,-9.540833333333333</text:p>
          </table:table-cell>
          <table:table-cell table:style-name="ce4"/>
          <table:table-cell table:style-name="ce282"/>
          <table:table-cell table:style-name="ce284"/>
          <table:table-cell table:style-name="ce284" office:value-type="float" office:value="253" calcext:value-type="float">
            <text:p>253</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7" office:value-type="string" calcext:value-type="string">
            <text:p>52.2336111,-9.540833333333333</text:p>
          </table:table-cell>
          <table:table-cell table:style-name="ce4"/>
          <table:table-cell table:style-name="ce282"/>
          <table:table-cell table:style-name="ce284"/>
          <table:table-cell table:style-name="ce284" office:value-type="float" office:value="254" calcext:value-type="float">
            <text:p>254</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66" office:value-type="string" calcext:value-type="string">
            <text:p>Tigh na hAill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76" office:value-type="string" calcext:value-type="string">
            <text:p>52.1247222,-9.7575</text:p>
          </table:table-cell>
          <table:table-cell table:style-name="ce2" office:value-type="float" office:value="6296323" calcext:value-type="float">
            <text:p>6296323</text:p>
          </table:table-cell>
          <table:table-cell table:style-name="ce281"/>
          <table:table-cell table:style-name="ce283"/>
          <table:table-cell table:style-name="ce285" office:value-type="float" office:value="255.256" calcext:value-type="float">
            <text:p>255,256</text:p>
          </table:table-cell>
          <table:table-cell table:style-name="ce288"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66" office:value-type="string" calcext:value-type="string">
            <text:p>Trá L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76" office:value-type="string" calcext:value-type="string">
            <text:p>52.2680556,-9.710277777777778</text:p>
          </table:table-cell>
          <table:table-cell table:style-name="ce2" office:value-type="float" office:value="6334675" calcext:value-type="float">
            <text:p>6334675</text:p>
          </table:table-cell>
          <table:table-cell table:style-name="ce280" office:value-type="float" office:value="22036" calcext:value-type="float">
            <text:p>22036</text:p>
          </table:table-cell>
          <table:table-cell table:style-name="ce283"/>
          <table:table-cell table:style-name="ce283" office:value-type="string" calcext:value-type="string">
            <text:p>256A</text:p>
          </table:table-cell>
          <table:table-cell table:style-name="ce288"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66" office:value-type="string" calcext:value-type="string">
            <text:p>Baile Uí Fhaol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78" office:value-type="string" calcext:value-type="string">
            <text:p>52.4575,-8.823888888888888</text:p>
          </table:table-cell>
          <table:table-cell table:style-name="ce2" office:value-type="float" office:value="6054256" calcext:value-type="float">
            <text:p>6054256</text:p>
          </table:table-cell>
          <table:table-cell table:style-name="ce280" office:value-type="float" office:value="30557" calcext:value-type="float">
            <text:p>30557</text:p>
          </table:table-cell>
          <table:table-cell table:style-name="ce283"/>
          <table:table-cell table:style-name="ce283" office:value-type="float" office:value="257" calcext:value-type="float">
            <text:p>257</text:p>
          </table:table-cell>
          <table:table-cell table:style-name="ce288"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66" office:value-type="string" calcext:value-type="string">
            <text:p>Baile an Gharra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76" office:value-type="string" calcext:value-type="string">
            <text:p>52.3819444,-8.377222222222223</text:p>
          </table:table-cell>
          <table:table-cell table:style-name="ce2" office:value-type="float" office:value="5959013" calcext:value-type="float">
            <text:p>5959013</text:p>
          </table:table-cell>
          <table:table-cell table:style-name="ce280" office:value-type="float" office:value="30936" calcext:value-type="float">
            <text:p>30936</text:p>
          </table:table-cell>
          <table:table-cell table:style-name="ce283"/>
          <table:table-cell table:style-name="ce283" office:value-type="float" office:value="258" calcext:value-type="float">
            <text:p>258</text:p>
          </table:table-cell>
          <table:table-cell table:style-name="ce288"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66" office:value-type="string" calcext:value-type="string">
            <text:p>Garraí an Phúc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78" office:value-type="string" calcext:value-type="string">
            <text:p>52.3286111,-8.562777777777779</text:p>
          </table:table-cell>
          <table:table-cell table:style-name="ce2" office:value-type="float" office:value="5342510" calcext:value-type="float">
            <text:p>5342510</text:p>
          </table:table-cell>
          <table:table-cell table:style-name="ce280" office:value-type="float" office:value="30798" calcext:value-type="float">
            <text:p>30798</text:p>
          </table:table-cell>
          <table:table-cell table:style-name="ce283"/>
          <table:table-cell table:style-name="ce283" office:value-type="float" office:value="259" calcext:value-type="float">
            <text:p>259</text:p>
          </table:table-cell>
          <table:table-cell table:style-name="ce288"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66" office:value-type="string" calcext:value-type="string">
            <text:p>An Caisleán Nu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78" office:value-type="string" calcext:value-type="string">
            <text:p>52.2758333,-8.105277777777777</text:p>
          </table:table-cell>
          <table:table-cell table:style-name="ce2" office:value-type="float" office:value="5568441" calcext:value-type="float">
            <text:p>5568441</text:p>
          </table:table-cell>
          <table:table-cell table:style-name="ce280" office:value-type="float" office:value="47983" calcext:value-type="float">
            <text:p>47983</text:p>
          </table:table-cell>
          <table:table-cell table:style-name="ce283"/>
          <table:table-cell table:style-name="ce283" office:value-type="float" office:value="260" calcext:value-type="float">
            <text:p>260</text:p>
          </table:table-cell>
          <table:table-cell table:style-name="ce288"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76" office:value-type="string" calcext:value-type="string">
            <text:p>52.2216667,-7.758055555555556</text:p>
          </table:table-cell>
          <table:table-cell table:style-name="ce2" office:value-type="float" office:value="5554449" calcext:value-type="float">
            <text:p>5554449</text:p>
          </table:table-cell>
          <table:table-cell table:style-name="ce281"/>
          <table:table-cell table:style-name="ce283"/>
          <table:table-cell table:style-name="ce283" office:value-type="float" office:value="261" calcext:value-type="float">
            <text:p>261</text:p>
          </table:table-cell>
          <table:table-cell table:style-name="ce288"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66" office:value-type="string" calcext:value-type="string">
            <text:p>Suí Mochud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76" office:value-type="string" calcext:value-type="string">
            <text:p>52.1994444,-7.998888888888889</text:p>
          </table:table-cell>
          <table:table-cell table:style-name="ce2" office:value-type="float" office:value="5513598" calcext:value-type="float">
            <text:p>5513598</text:p>
          </table:table-cell>
          <table:table-cell table:style-name="ce280" office:value-type="float" office:value="50003" calcext:value-type="float">
            <text:p>50003</text:p>
          </table:table-cell>
          <table:table-cell table:style-name="ce283"/>
          <table:table-cell table:style-name="ce283" office:value-type="float" office:value="262" calcext:value-type="float">
            <text:p>262</text:p>
          </table:table-cell>
          <table:table-cell table:style-name="ce288"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66" office:value-type="string" calcext:value-type="string">
            <text:p>Ard Ó Séasta</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76" office:value-type="string" calcext:value-type="string">
            <text:p>51.9441667, -7.729166666666667</text:p>
          </table:table-cell>
          <table:table-cell table:style-name="ce2" office:value-type="float" office:value="5902807" calcext:value-type="float">
            <text:p>5902807</text:p>
          </table:table-cell>
          <table:table-cell table:style-name="ce280" office:value-type="float" office:value="50546" calcext:value-type="float">
            <text:p>50546</text:p>
          </table:table-cell>
          <table:table-cell table:style-name="ce283"/>
          <table:table-cell table:style-name="ce283" office:value-type="string" calcext:value-type="string">
            <text:p>263,264,265</text:p>
          </table:table-cell>
          <table:table-cell table:style-name="ce288"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66" office:value-type="string" calcext:value-type="string">
            <text:p>An Drom Mór</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76" office:value-type="string" calcext:value-type="string">
            <text:p>52.0644444,-7.848888888888888</text:p>
          </table:table-cell>
          <table:table-cell table:style-name="ce2" office:value-type="float" office:value="5892072" calcext:value-type="float">
            <text:p>5892072</text:p>
          </table:table-cell>
          <table:table-cell table:style-name="ce280" office:value-type="float" office:value="49454" calcext:value-type="float">
            <text:p>49454</text:p>
          </table:table-cell>
          <table:table-cell table:style-name="ce283"/>
          <table:table-cell table:style-name="ce285" office:value-type="string" calcext:value-type="string">
            <text:p>266,267,268</text:p>
          </table:table-cell>
          <table:table-cell table:style-name="ce288"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66" office:value-type="string" calcext:value-type="string">
            <text:p>Cois na Gráins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76" office:value-type="string" calcext:value-type="string">
            <text:p>51.9883333,-7.755833333333333</text:p>
          </table:table-cell>
          <table:table-cell table:style-name="ce2" office:value-type="float" office:value="5902828" calcext:value-type="float">
            <text:p>5902828</text:p>
          </table:table-cell>
          <table:table-cell table:style-name="ce280" office:value-type="float" office:value="50630" calcext:value-type="float">
            <text:p>50630</text:p>
          </table:table-cell>
          <table:table-cell table:style-name="ce283"/>
          <table:table-cell table:style-name="ce283" office:value-type="float" office:value="269" calcext:value-type="float">
            <text:p>269</text:p>
          </table:table-cell>
          <table:table-cell table:style-name="ce288"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66" office:value-type="string" calcext:value-type="string">
            <text:p>Baile Uí Mhúin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76" office:value-type="string" calcext:value-type="string">
            <text:p>52.1333333,-7.439166666666667</text:p>
          </table:table-cell>
          <table:table-cell table:style-name="ce2" office:value-type="float" office:value="5675582" calcext:value-type="float">
            <text:p>5675582</text:p>
          </table:table-cell>
          <table:table-cell table:style-name="ce280" office:value-type="float" office:value="49702" calcext:value-type="float">
            <text:p>49702</text:p>
          </table:table-cell>
          <table:table-cell table:style-name="ce283"/>
          <table:table-cell table:style-name="ce285" office:value-type="float" office:value="270.271" calcext:value-type="float">
            <text:p>270,271</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66" office:value-type="string" calcext:value-type="string">
            <text:p>Drom Lóchá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6" office:value-type="string" calcext:value-type="string">
            <text:p>52.1630556,-7.468055555555556</text:p>
          </table:table-cell>
          <table:table-cell table:style-name="ce2" office:value-type="float" office:value="5675587" calcext:value-type="float">
            <text:p>5675587</text:p>
          </table:table-cell>
          <table:table-cell table:style-name="ce280" office:value-type="float" office:value="49746" calcext:value-type="float">
            <text:p>49746</text:p>
          </table:table-cell>
          <table:table-cell table:style-name="ce283"/>
          <table:table-cell table:style-name="ce285" office:value-type="string" calcext:value-type="string">
            <text:p>272,273,274,275,276,277,278,279,280,281</text:p>
          </table:table-cell>
          <table:table-cell table:style-name="ce288"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8" office:value-type="string" calcext:value-type="string">
            <text:p>52.1552778,-7.495</text:p>
          </table:table-cell>
          <table:table-cell table:style-name="ce2" office:value-type="float" office:value="5700944" calcext:value-type="float">
            <text:p>5700944</text:p>
          </table:table-cell>
          <table:table-cell table:style-name="ce281"/>
          <table:table-cell table:style-name="ce283"/>
          <table:table-cell table:style-name="ce283" office:value-type="float" office:value="282" calcext:value-type="float">
            <text:p>282</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66" office:value-type="string" calcext:value-type="string">
            <text:p>Garrán Mhiolúin Íochtarac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76" office:value-type="string" calcext:value-type="string">
            <text:p>52.1913889,-7.483333333333333</text:p>
          </table:table-cell>
          <table:table-cell table:style-name="ce2" office:value-type="float" office:value="5678108" calcext:value-type="float">
            <text:p>5678108</text:p>
          </table:table-cell>
          <table:table-cell table:style-name="ce280" office:value-type="float" office:value="49738" calcext:value-type="float">
            <text:p>49738</text:p>
          </table:table-cell>
          <table:table-cell table:style-name="ce283"/>
          <table:table-cell table:style-name="ce283" office:value-type="float" office:value="283.284" calcext:value-type="float">
            <text:p>283,284</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66" office:value-type="string" calcext:value-type="string">
            <text:p>An Chill Bheag</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76" office:value-type="string" calcext:value-type="string">
            <text:p>52.1102778,-7.544722222222222</text:p>
          </table:table-cell>
          <table:table-cell table:style-name="ce2" office:value-type="float" office:value="5686922" calcext:value-type="float">
            <text:p>5686922</text:p>
          </table:table-cell>
          <table:table-cell table:style-name="ce280" office:value-type="float" office:value="49367" calcext:value-type="float">
            <text:p>49367</text:p>
          </table:table-cell>
          <table:table-cell table:style-name="ce283"/>
          <table:table-cell table:style-name="ce283" office:value-type="float" office:value="285" calcext:value-type="float">
            <text:p>285</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76" office:value-type="string" calcext:value-type="string">
            <text:p>52.0905556,-7.549722222222222</text:p>
          </table:table-cell>
          <table:table-cell table:style-name="ce2" office:value-type="float" office:value="5686923" calcext:value-type="float">
            <text:p>5686923</text:p>
          </table:table-cell>
          <table:table-cell table:style-name="ce281"/>
          <table:table-cell table:style-name="ce283"/>
          <table:table-cell table:style-name="ce285" office:value-type="string" calcext:value-type="string">
            <text:p>286,287,288,289,290</text:p>
          </table:table-cell>
          <table:table-cell table:style-name="ce288"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69"/>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76" office:value-type="string" calcext:value-type="string">
            <text:p>52.1025,-7.804444444444444</text:p>
          </table:table-cell>
          <table:table-cell table:style-name="ce2" office:value-type="float" office:value="5845852" calcext:value-type="float">
            <text:p>5845852</text:p>
          </table:table-cell>
          <table:table-cell table:style-name="ce281"/>
          <table:table-cell table:style-name="ce283"/>
          <table:table-cell table:style-name="ce283" office:value-type="float" office:value="291" calcext:value-type="float">
            <text:p>291</text:p>
          </table:table-cell>
          <table:table-cell table:style-name="ce288"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66" office:value-type="string" calcext:value-type="string">
            <text:p>An Cnoc Buí</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76" office:value-type="string" calcext:value-type="string">
            <text:p>52.1113889,-7.6</text:p>
          </table:table-cell>
          <table:table-cell table:style-name="ce2" office:value-type="float" office:value="5735901" calcext:value-type="float">
            <text:p>5735901</text:p>
          </table:table-cell>
          <table:table-cell table:style-name="ce280" office:value-type="float" office:value="49481" calcext:value-type="float">
            <text:p>49481</text:p>
          </table:table-cell>
          <table:table-cell table:style-name="ce283"/>
          <table:table-cell table:style-name="ce285" office:value-type="string" calcext:value-type="string">
            <text:p>292,293,294,295,296,297,298,299</text:p>
          </table:table-cell>
          <table:table-cell table:style-name="ce288"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68"/>
          <table:table-cell table:style-name="ce20" office:value-type="string" calcext:value-type="string">
            <text:p>Q2221906</text:p>
          </table:table-cell>
          <table:table-cell table:style-name="ce273"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77" office:value-type="string" calcext:value-type="string">
            <text:p>52.1608333,-7.59</text:p>
          </table:table-cell>
          <table:table-cell table:style-name="ce4"/>
          <table:table-cell table:style-name="ce282"/>
          <table:table-cell table:style-name="ce284"/>
          <table:table-cell table:style-name="ce284" office:value-type="float" office:value="300" calcext:value-type="float">
            <text:p>300</text:p>
          </table:table-cell>
          <table:table-cell table:style-name="ce289"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66" office:value-type="string" calcext:value-type="string">
            <text:p>Tuar an Churraigh</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76" office:value-type="string" calcext:value-type="string">
            <text:p>52.2672222,-7.746944444444445</text:p>
          </table:table-cell>
          <table:table-cell table:style-name="ce2" office:value-type="float" office:value="5639955" calcext:value-type="float">
            <text:p>5639955</text:p>
          </table:table-cell>
          <table:table-cell table:style-name="ce280" office:value-type="float" office:value="49201" calcext:value-type="float">
            <text:p>49201</text:p>
          </table:table-cell>
          <table:table-cell table:style-name="ce283"/>
          <table:table-cell table:style-name="ce283" office:value-type="float" office:value="301" calcext:value-type="float">
            <text:p>301</text:p>
          </table:table-cell>
          <table:table-cell table:style-name="ce288"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66" office:value-type="string" calcext:value-type="string">
            <text:p>Baile Mhiolúin</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76" office:value-type="string" calcext:value-type="string">
            <text:p>52.185,-7.226666666666667</text:p>
          </table:table-cell>
          <table:table-cell table:style-name="ce2" office:value-type="float" office:value="5651269" calcext:value-type="float">
            <text:p>5651269</text:p>
          </table:table-cell>
          <table:table-cell table:style-name="ce280" office:value-type="float" office:value="50492" calcext:value-type="float">
            <text:p>50492</text:p>
          </table:table-cell>
          <table:table-cell table:style-name="ce283"/>
          <table:table-cell table:style-name="ce283" office:value-type="float" office:value="302" calcext:value-type="float">
            <text:p>302</text:p>
          </table:table-cell>
          <table:table-cell table:style-name="ce288"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76" office:value-type="string" calcext:value-type="string">
            <text:p>52.3111111,-7.385000000000001</text:p>
          </table:table-cell>
          <table:table-cell table:style-name="ce2" office:value-type="float" office:value="5644373" calcext:value-type="float">
            <text:p>5644373</text:p>
          </table:table-cell>
          <table:table-cell table:style-name="ce280"/>
          <table:table-cell table:style-name="ce283"/>
          <table:table-cell table:style-name="ce283" office:value-type="float" office:value="303" calcext:value-type="float">
            <text:p>303</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78" office:value-type="string" calcext:value-type="string">
            <text:p>52.3305556,-7.391111111111112</text:p>
          </table:table-cell>
          <table:table-cell table:style-name="ce2" office:value-type="float" office:value="5644386" calcext:value-type="float">
            <text:p>5644386</text:p>
          </table:table-cell>
          <table:table-cell table:style-name="ce280"/>
          <table:table-cell table:style-name="ce283"/>
          <table:table-cell table:style-name="ce283" office:value-type="float" office:value="304" calcext:value-type="float">
            <text:p>304</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66"/>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76" office:value-type="string" calcext:value-type="string">
            <text:p>52.3241667,-7.379166666666666</text:p>
          </table:table-cell>
          <table:table-cell table:style-name="ce2" office:value-type="float" office:value="5644389" calcext:value-type="float">
            <text:p>5644389</text:p>
          </table:table-cell>
          <table:table-cell table:style-name="ce280"/>
          <table:table-cell table:style-name="ce283"/>
          <table:table-cell table:style-name="ce283" office:value-type="float" office:value="305" calcext:value-type="float">
            <text:p>305</text:p>
          </table:table-cell>
          <table:table-cell table:style-name="ce288"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66" office:value-type="string" calcext:value-type="string">
            <text:p>Cnoc an Leathbhail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76" office:value-type="string" calcext:value-type="string">
            <text:p>52.3263889,-7.511666666666667</text:p>
          </table:table-cell>
          <table:table-cell table:style-name="ce2" office:value-type="float" office:value="5642056" calcext:value-type="float">
            <text:p>5642056</text:p>
          </table:table-cell>
          <table:table-cell table:style-name="ce280" office:value-type="float" office:value="49103" calcext:value-type="float">
            <text:p>49103</text:p>
          </table:table-cell>
          <table:table-cell table:style-name="ce283"/>
          <table:table-cell table:style-name="ce283" office:value-type="float" office:value="306" calcext:value-type="float">
            <text:p>306</text:p>
          </table:table-cell>
          <table:table-cell table:style-name="ce288"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66" office:value-type="string" calcext:value-type="string">
            <text:p>Bearna na Gaoithe</text:p>
          </table:table-cell>
          <table:table-cell table:style-name="ce19" office:value-type="string" calcext:value-type="string">
            <text:p>Q2151232</text:p>
          </table:table-cell>
          <table:table-cell table:style-name="ce272"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76" office:value-type="string" calcext:value-type="string">
            <text:p>52.3419444,-7.487777777777778</text:p>
          </table:table-cell>
          <table:table-cell table:style-name="ce2" office:value-type="float" office:value="5644403" calcext:value-type="float">
            <text:p>5644403</text:p>
          </table:table-cell>
          <table:table-cell table:style-name="ce280" office:value-type="float" office:value="49060" calcext:value-type="float">
            <text:p>49060</text:p>
          </table:table-cell>
          <table:table-cell table:style-name="ce283"/>
          <table:table-cell table:style-name="ce286" office:value-type="float" office:value="307.308" calcext:value-type="float">
            <text:p>307,308</text:p>
          </table:table-cell>
          <table:table-cell table:style-name="ce288"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number-rows-repeated="800">
          <table:table-cell table:style-name="ce2" table:number-columns-repeated="4"/>
          <table:table-cell table:style-name="ce266"/>
          <table:table-cell table:style-name="ce19"/>
          <table:table-cell table:style-name="ce272"/>
          <table:table-cell table:style-name="ce2" table:number-columns-repeated="5"/>
          <table:table-cell table:style-name="ce276"/>
          <table:table-cell table:style-name="ce2"/>
          <table:table-cell table:style-name="ce280"/>
          <table:table-cell table:style-name="ce283" table:number-columns-repeated="2"/>
          <table:table-cell table:style-name="ce290"/>
          <table:table-cell table:number-columns-repeated="1006"/>
        </table:table-row>
        <table:table-row table:style-name="ro6" table:number-rows-repeated="3">
          <table:table-cell table:number-columns-repeated="4"/>
          <table:table-cell table:style-name="ce270"/>
          <table:table-cell table:style-name="ce21"/>
          <table:table-cell table:style-name="ce274"/>
          <table:table-cell table:number-columns-repeated="5"/>
          <table:table-cell table:style-name="ce279"/>
          <table:table-cell/>
          <table:table-cell table:style-name="ce280"/>
          <table:table-cell table:style-name="ce283" table:number-columns-repeated="2"/>
          <table:table-cell table:style-name="ce290"/>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3.O1:Q131438_3.Q845">
            <calcext:condition calcext:apply-style-name="ConditionalStyle_1" calcext:value="contains-text(&quot;,&quot;)" calcext:base-cell-address="Q93195.O1"/>
          </calcext:conditional-format>
          <calcext:conditional-format calcext:target-range-address="Q131438_3.O1:Q131438_3.O845">
            <calcext:condition calcext:apply-style-name="ConditionalStyle_2" calcext:value="contains-text(&quot;n/a&quot;)" calcext:base-cell-address="Q93195.O1"/>
          </calcext:conditional-format>
          <calcext:conditional-format calcext:target-range-address="Q131438_3.G1:Q131438_3.G845">
            <calcext:condition calcext:apply-style-name="ConditionalStyle_3" calcext:value="=&quot;Q26&quot;" calcext:base-cell-address="Q93195.G1"/>
          </calcext:conditional-format>
          <calcext:conditional-format calcext:target-range-address="Q131438_3.E1:Q131438_3.E845">
            <calcext:condition calcext:apply-style-name="ConditionalStyle_4" calcext:value="formula-is(LEN(TRIM([.E1]))=0)" calcext:base-cell-address="Q93195.E1"/>
          </calcext:conditional-format>
          <calcext:conditional-format calcext:target-range-address="Q131438_3.R1:Q131438_3.R845">
            <calcext:condition calcext:apply-style-name="ConditionalStyle_1" calcext:value="&gt;1" calcext:base-cell-address="Q93195.R1"/>
          </calcext:conditional-format>
          <calcext:conditional-format calcext:target-range-address="Q131438_3.M1:Q131438_3.M845">
            <calcext:condition calcext:apply-style-name="ConditionalStyle_4" calcext:value="contains-text(&quot;0;0&quot;)" calcext:base-cell-address="Q93195.M1"/>
          </calcext:conditional-format>
        </calcext:conditional-formats>
      </table:table>
      <table:table table:name="Q93195"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91" office:value-type="string" calcext:value-type="string">
            <text:p>alias</text:p>
          </table:table-cell>
          <table:table-cell table:style-name="ce97" office:value-type="string" calcext:value-type="string">
            <text:p>P31_is_a</text:p>
          </table:table-cell>
          <table:table-cell table:style-name="ce2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99"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02" office:value-type="string" calcext:value-type="string">
            <text:p>P5097_logainm</text:p>
          </table:table-cell>
          <table:table-cell table:style-name="ce303" office:value-type="string" calcext:value-type="string">
            <text:p>P1545_geohive</text:p>
          </table:table-cell>
          <table:table-cell table:style-name="ce303" office:value-type="string" calcext:value-type="string">
            <text:p>ciic</text:p>
          </table:table-cell>
          <table:table-cell table:style-name="ce30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92" office:value-type="string" calcext:value-type="string">
            <text:p>Carn Coim</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00" office:value-type="string" calcext:value-type="string">
            <text:p>54.8030556,-6.183333333333334</text:p>
          </table:table-cell>
          <table:table-cell table:style-name="ce2" office:value-type="float" office:value="4149573" calcext:value-type="float">
            <text:p>4149573</text:p>
          </table:table-cell>
          <table:table-cell table:style-name="ce302" office:value-type="float" office:value="61366" calcext:value-type="float">
            <text:p>61366</text:p>
          </table:table-cell>
          <table:table-cell table:style-name="ce303"/>
          <table:table-cell table:style-name="ce304" office:value-type="string" calcext:value-type="string">
            <text:p>309,310</text:p>
          </table:table-cell>
          <table:table-cell table:style-name="ce306"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92" office:value-type="string" calcext:value-type="string">
            <text:p>Droim Conmhaoil</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00" office:value-type="string" calcext:value-type="string">
            <text:p>54.3072222,-6.655277777777778</text:p>
          </table:table-cell>
          <table:table-cell table:style-name="ce2" office:value-type="float" office:value="5326637" calcext:value-type="float">
            <text:p>5326637</text:p>
          </table:table-cell>
          <table:table-cell table:style-name="ce302"/>
          <table:table-cell table:style-name="ce303"/>
          <table:table-cell table:style-name="ce303" office:value-type="float" office:value="311" calcext:value-type="float">
            <text:p>311</text:p>
          </table:table-cell>
          <table:table-cell table:style-name="ce306"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92" office:value-type="string" calcext:value-type="string">
            <text:p>Ráth an Tamhain</text:p>
          </table:table-cell>
          <table:table-cell table:style-name="ce19" office:value-type="string" calcext:value-type="string">
            <text:p>Q2151232</text:p>
          </table:table-cell>
          <table:table-cell table:style-name="ce296"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00" office:value-type="string" calcext:value-type="string">
            <text:p>53.805,-6.954444444444444</text:p>
          </table:table-cell>
          <table:table-cell table:style-name="ce2" office:value-type="float" office:value="4630934" calcext:value-type="float">
            <text:p>4630934</text:p>
          </table:table-cell>
          <table:table-cell table:style-name="ce302" office:value-type="float" office:value="3796" calcext:value-type="float">
            <text:p>3796</text:p>
          </table:table-cell>
          <table:table-cell table:style-name="ce303"/>
          <table:table-cell table:style-name="ce303" office:value-type="float" office:value="312" calcext:value-type="float">
            <text:p>312</text:p>
          </table:table-cell>
          <table:table-cell table:style-name="ce306"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93"/>
          <table:table-cell table:style-name="ce19" office:value-type="string" calcext:value-type="string">
            <text:p>Q2151232</text:p>
          </table:table-cell>
          <table:table-cell table:style-name="ce296"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00" office:value-type="string" calcext:value-type="string">
            <text:p>53.7944444,-7.209444444444444</text:p>
          </table:table-cell>
          <table:table-cell table:style-name="ce2" office:value-type="float" office:value="4584217" calcext:value-type="float">
            <text:p>4584217</text:p>
          </table:table-cell>
          <table:table-cell table:style-name="ce302"/>
          <table:table-cell table:style-name="ce303"/>
          <table:table-cell table:style-name="ce303" office:value-type="float" office:value="313" calcext:value-type="float">
            <text:p>313</text:p>
          </table:table-cell>
          <table:table-cell table:style-name="ce306"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93"/>
          <table:table-cell table:style-name="ce19" office:value-type="string" calcext:value-type="string">
            <text:p>Q2151232</text:p>
          </table:table-cell>
          <table:table-cell table:style-name="ce296"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00" office:value-type="string" calcext:value-type="string">
            <text:p>54.6086111,-7.871111111111111</text:p>
          </table:table-cell>
          <table:table-cell table:style-name="ce2" office:value-type="float" office:value="4087469" calcext:value-type="float">
            <text:p>4087469</text:p>
          </table:table-cell>
          <table:table-cell table:style-name="ce302" office:value-type="float" office:value="14203" calcext:value-type="float">
            <text:p>14203</text:p>
          </table:table-cell>
          <table:table-cell table:style-name="ce303"/>
          <table:table-cell table:style-name="ce303" office:value-type="float" office:value="314" calcext:value-type="float">
            <text:p>314</text:p>
          </table:table-cell>
          <table:table-cell table:style-name="ce306"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92" office:value-type="string" calcext:value-type="string">
            <text:p>Mullach an Chnoic</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00" office:value-type="string" calcext:value-type="string">
            <text:p>54.3622222,-7.5175</text:p>
          </table:table-cell>
          <table:table-cell table:style-name="ce2" office:value-type="float" office:value="3572741" calcext:value-type="float">
            <text:p>3572741</text:p>
          </table:table-cell>
          <table:table-cell table:style-name="ce302" office:value-type="float" office:value="121032" calcext:value-type="float">
            <text:p>121032</text:p>
          </table:table-cell>
          <table:table-cell table:style-name="ce303"/>
          <table:table-cell table:style-name="ce303" office:value-type="float" office:value="315" calcext:value-type="float">
            <text:p>315</text:p>
          </table:table-cell>
          <table:table-cell table:style-name="ce306"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92" office:value-type="string" calcext:value-type="string">
            <text:p>Dun-a-lios</text:p>
          </table:table-cell>
          <table:table-cell table:style-name="ce19" office:value-type="string" calcext:value-type="string">
            <text:p>Q2151232</text:p>
          </table:table-cell>
          <table:table-cell table:style-name="ce297"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00" office:value-type="string" calcext:value-type="string">
            <text:p>55.1166667,-6.7444444444444445</text:p>
          </table:table-cell>
          <table:table-cell table:style-name="ce2" office:value-type="float" office:value="4617106" calcext:value-type="float">
            <text:p>4617106</text:p>
          </table:table-cell>
          <table:table-cell table:style-name="ce302" office:value-type="float" office:value="57618" calcext:value-type="float">
            <text:p>57618</text:p>
          </table:table-cell>
          <table:table-cell table:style-name="ce303"/>
          <table:table-cell table:style-name="ce303" office:value-type="float" office:value="316" calcext:value-type="float">
            <text:p>316</text:p>
          </table:table-cell>
          <table:table-cell table:style-name="ce306"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92" office:value-type="string" calcext:value-type="string">
            <text:p>Achadh Scriobach</text:p>
          </table:table-cell>
          <table:table-cell table:style-name="ce19" office:value-type="string" calcext:value-type="string">
            <text:p>Q2151232</text:p>
          </table:table-cell>
          <table:table-cell table:style-name="ce296"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00" office:value-type="string" calcext:value-type="string">
            <text:p>54.6994444,-7.047777777777777</text:p>
          </table:table-cell>
          <table:table-cell table:style-name="ce2" office:value-type="float" office:value="4555833" calcext:value-type="float">
            <text:p>4555833</text:p>
          </table:table-cell>
          <table:table-cell table:style-name="ce302" office:value-type="float" office:value="65249" calcext:value-type="float">
            <text:p>65249</text:p>
          </table:table-cell>
          <table:table-cell table:style-name="ce303"/>
          <table:table-cell table:style-name="ce303" office:value-type="float" office:value="317" calcext:value-type="float">
            <text:p>317</text:p>
          </table:table-cell>
          <table:table-cell table:style-name="ce306"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292"/>
          <table:table-cell table:style-name="ce19"/>
          <table:table-cell table:style-name="ce296"/>
          <table:table-cell table:style-name="ce2" table:number-columns-repeated="5"/>
          <table:table-cell table:style-name="ce300"/>
          <table:table-cell table:style-name="ce2"/>
          <table:table-cell table:style-name="ce302"/>
          <table:table-cell table:style-name="ce303" table:number-columns-repeated="2"/>
          <table:table-cell table:style-name="ce307"/>
          <table:table-cell table:number-columns-repeated="1006"/>
        </table:table-row>
        <table:table-row table:style-name="ro6" table:number-rows-repeated="3">
          <table:table-cell table:number-columns-repeated="4"/>
          <table:table-cell table:style-name="ce294"/>
          <table:table-cell table:style-name="ce21"/>
          <table:table-cell table:style-name="ce298"/>
          <table:table-cell table:number-columns-repeated="5"/>
          <table:table-cell table:style-name="ce301"/>
          <table:table-cell/>
          <table:table-cell table:style-name="ce302"/>
          <table:table-cell table:style-name="ce303" table:number-columns-repeated="2"/>
          <table:table-cell table:style-name="ce307"/>
          <table:table-cell table:number-columns-repeated="1006"/>
        </table:table-row>
        <table:table-row table:style-name="ro5"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GeoExport.O1"/>
          </calcext:conditional-format>
          <calcext:conditional-format calcext:target-range-address="Q93195.O1:Q93195.O812">
            <calcext:condition calcext:apply-style-name="ConditionalStyle_2" calcext:value="contains-text(&quot;n/a&quot;)" calcext:base-cell-address="GeoExport.O1"/>
          </calcext:conditional-format>
          <calcext:conditional-format calcext:target-range-address="Q93195.G1:Q93195.G812">
            <calcext:condition calcext:apply-style-name="ConditionalStyle_3" calcext:value="=&quot;Q26&quot;" calcext:base-cell-address="GeoExport.G1"/>
          </calcext:conditional-format>
          <calcext:conditional-format calcext:target-range-address="Q93195.E1:Q93195.E812">
            <calcext:condition calcext:apply-style-name="ConditionalStyle_4" calcext:value="formula-is(LEN(TRIM([.E1]))=0)" calcext:base-cell-address="GeoExport.E1"/>
          </calcext:conditional-format>
          <calcext:conditional-format calcext:target-range-address="Q93195.R1:Q93195.R812">
            <calcext:condition calcext:apply-style-name="ConditionalStyle_1" calcext:value="&gt;1" calcext:base-cell-address="GeoExport.R1"/>
          </calcext:conditional-format>
          <calcext:conditional-format calcext:target-range-address="Q93195.M1:Q93195.M812">
            <calcext:condition calcext:apply-style-name="ConditionalStyle_4" calcext:value="contains-text(&quot;0;0&quot;)" calcext:base-cell-address="GeoExport.M1"/>
          </calcext:conditional-format>
        </calcext:conditional-formats>
      </table:table>
      <table:table table:name="GeoExport"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1" table:number-columns-repeated="2" table:default-cell-style-name="Default"/>
        <table:table-column table:style-name="co28" table:default-cell-style-name="Default"/>
        <table:table-column table:style-name="co29"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6" table:number-rows-repeated="676">
          <table:table-cell table:style-name="ce71"/>
          <table:table-cell/>
          <table:table-cell table:style-name="ce74"/>
          <table:table-cell table:number-columns-repeated="2"/>
          <table:table-cell table:style-name="ce79"/>
          <table:table-cell table:number-columns-repeated="101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WikidataExisting.A1"/>
          </calcext:conditional-format>
          <calcext:conditional-format calcext:target-range-address="GeoExport.A1:GeoExport.A197 GeoExport.A267:GeoExport.A275 GeoExport.A301:GeoExport.A1000">
            <calcext:condition calcext:apply-style-name="ConditionalStyle_5" calcext:value="contains-text(&quot;B&quot;)" calcext:base-cell-address="WikidataExisting.A1"/>
          </calcext:conditional-format>
          <calcext:conditional-format calcext:target-range-address="GeoExport.F1:GeoExport.F1000">
            <calcext:condition calcext:apply-style-name="ConditionalStyle_5" calcext:value="contains-text(&quot;A&quot;)" calcext:base-cell-address="WikidataExisting.F1"/>
          </calcext:conditional-format>
          <calcext:conditional-format calcext:target-range-address="GeoExport.F1:GeoExport.F1000">
            <calcext:condition calcext:apply-style-name="ConditionalStyle_5" calcext:value="contains-text(&quot;B&quot;)" calcext:base-cell-address="WikidataExisting.F1"/>
          </calcext:conditional-format>
          <calcext:conditional-format calcext:target-range-address="GeoExport.A1:GeoExport.A197 GeoExport.A267:GeoExport.A275 GeoExport.A301:GeoExport.A1000">
            <calcext:condition calcext:apply-style-name="ConditionalStyle_6" calcext:value="contains-text(&quot;,&quot;)" calcext:base-cell-address="WikidataExisting.A1"/>
          </calcext:conditional-format>
          <calcext:conditional-format calcext:target-range-address="GeoExport.C1:GeoExport.C197 GeoExport.C199:GeoExport.C1000">
            <calcext:condition calcext:apply-style-name="ConditionalStyle_7" calcext:value="not-contains-text(&quot;.&quot;)" calcext:base-cell-address="WikidataExisting.C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0:52:47.714000000</dc:date>
    <meta:editing-duration>PT2H42M28S</meta:editing-duration>
    <meta:editing-cycles>36</meta:editing-cycles>
    <meta:document-statistic meta:table-count="9" meta:cell-count="8090" meta:object-count="0"/>
  </office:meta>
</office:document-meta>
</file>